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2.106cm" fo:min-width="3.69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06cm" fo:min-width="4.19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06cm" fo:min-width="3.692cm"/>
    </style:style>
    <style:style style:name="gr7" style:family="graphic" style:parent-style-name="standard">
      <style:graphic-properties draw:marker-start="Diamond" svg:stroke-linecap="square" draw:textarea-vertical-align="middle"/>
    </style:style>
    <style:style style:name="gr8" style:family="graphic" style:parent-style-name="standard">
      <style:graphic-properties draw:marker-end="Diamond" svg:stroke-linecap="square" draw:textarea-vertical-align="middle"/>
    </style:style>
    <style:style style:name="gr9" style:family="graphic" style:parent-style-name="standard">
      <style:graphic-properties draw:marker-start="Diamond" draw:stroke-linejoin="round" svg:stroke-linecap="squar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0.32cm"/>
    </style:style>
    <style:style style:name="gr11" style:family="graphic" style:parent-style-name="standard">
      <style:graphic-properties draw:marker-end="Triangle_20_unfilled" draw:marker-end-width="0.5cm" draw:textarea-vertical-align="middle"/>
    </style:style>
    <style:style style:name="gr12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4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42cm"/>
    </style:style>
    <style:style style:name="gr15" style:family="graphic" style:parent-style-name="standard">
      <style:graphic-properties svg:stroke-color="#000000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53cm"/>
    </style:style>
    <style:style style:name="gr18" style:family="graphic" style:parent-style-name="standard">
      <style:graphic-properties svg:stroke-color="#000000" draw:marker-start="Diamond" draw:stroke-linejoin="round" svg:stroke-linecap="squar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5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57cm"/>
    </style:style>
    <style:style style:name="gr21" style:family="graphic" style:parent-style-name="standard">
      <style:graphic-properties draw:stroke="dash" draw:stroke-dash="Ultra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17cm"/>
    </style:style>
    <style:style style:name="gr26" style:family="graphic" style:parent-style-name="standard">
      <style:graphic-properties draw:stroke="dash" draw:stroke-dash="Ultrafine_20_Dashed" draw:textarea-horizontal-align="justify" draw:textarea-vertical-align="middle" draw:auto-grow-height="false" fo:min-height="0.65cm" fo:min-width="20.2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svg:stroke-linecap="square" draw:textarea-vertical-align="middle"/>
    </style:style>
    <style:style style:name="gr29" style:family="graphic" style:parent-style-name="standard">
      <style:graphic-properties draw:stroke="none" svg:stroke-color="#6666ff" draw:fill="solid" draw:fill-color="#6666ff" draw:opacity="50%" draw:textarea-horizontal-align="justify" draw:textarea-vertical-align="middle" draw:auto-grow-height="false" fo:min-height="12.35cm" fo:min-width="5cm"/>
    </style:style>
    <style:style style:name="gr30" style:family="graphic" style:parent-style-name="standard">
      <style:graphic-properties draw:stroke="none" svg:stroke-color="#6666ff" draw:fill="solid" draw:fill-color="#ffcc00" draw:opacity="50%" draw:textarea-horizontal-align="justify" draw:textarea-vertical-align="middle" draw:auto-grow-height="false" fo:min-height="4.05cm" fo:min-width="20.5cm"/>
    </style:style>
    <style:style style:name="gr31" style:family="graphic" style:parent-style-name="standard">
      <style:graphic-properties draw:stroke="none" svg:stroke-color="#6666ff" draw:fill="solid" draw:fill-color="#ff9999" draw:opacity="50%" draw:textarea-horizontal-align="justify" draw:textarea-vertical-align="middle" draw:auto-grow-height="false" fo:min-height="2.55cm" fo:min-width="11.1cm"/>
    </style:style>
    <style:style style:name="gr32" style:family="graphic" style:parent-style-name="standard">
      <style:graphic-properties draw:stroke="none" svg:stroke-color="#6666ff" draw:fill="solid" draw:fill-color="#ccff66" draw:opacity="50%" draw:textarea-horizontal-align="justify" draw:textarea-vertical-align="middle" draw:auto-grow-height="false" fo:min-height="6.15cm" fo:min-width="20.5cm"/>
    </style:style>
    <style:style style:name="gr33" style:family="graphic" style:parent-style-name="standard">
      <style:graphic-properties svg:stroke-width="0.053cm" svg:stroke-color="#cccccc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cccccc" draw:marker-start="Diamond" draw:stroke-linejoin="round" svg:stroke-linecap="square" draw:textarea-vertical-align="middle"/>
    </style:style>
    <style:style style:name="gr35" style:family="graphic" style:parent-style-name="standard">
      <style:graphic-properties svg:stroke-color="#cccccc" draw:marker-start="Diamond" svg:stroke-linecap="square" draw:textarea-vertical-align="middle"/>
    </style:style>
    <style:style style:name="gr36" style:family="graphic" style:parent-style-name="standard">
      <style:graphic-properties svg:stroke-color="#cccccc" draw:textarea-horizontal-align="justify" draw:textarea-vertical-align="middle" draw:auto-grow-height="false" fo:min-height="2.106cm" fo:min-width="3.692cm"/>
    </style:style>
    <style:style style:name="gr37" style:family="graphic" style:parent-style-name="objectwithoutfill">
      <style:graphic-properties svg:stroke-color="#cccccc" draw:fill="none" draw:textarea-vertical-align="middle"/>
    </style:style>
    <style:style style:name="gr38" style:family="graphic" style:parent-style-name="standard">
      <style:graphic-properties svg:stroke-color="#cccccc" draw:textarea-horizontal-align="justify" draw:textarea-vertical-align="middle" draw:auto-grow-height="false" fo:min-height="2.106cm" fo:min-width="4.1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6.2cm"/>
    </style:style>
    <style:style style:name="gr40" style:family="graphic" style:parent-style-name="standard">
      <style:graphic-properties draw:stroke="dash" draw:stroke-dash="Ultrafine_20_Dashed" draw:textarea-horizontal-align="justify" draw:textarea-vertical-align="middle" draw:auto-grow-height="false" fo:min-height="0.65cm" fo:min-width="13.9cm"/>
    </style:style>
    <style:style style:name="gr41" style:family="graphic" style:parent-style-name="standard">
      <style:graphic-properties draw:textarea-horizontal-align="justify" draw:textarea-vertical-align="middle" draw:auto-grow-height="false" fo:min-height="2.11cm" fo:min-width="4.2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2cm" fo:margin-bottom="0cm"/>
    </style:style>
    <style:style style:name="P3" style:family="paragraph">
      <loext:graphic-properties draw:fill="none" draw:fill-color="#ffffff"/>
      <style:paragraph-properties fo:margin-top="0.2cm" fo:margin-bottom="0cm" fo:text-align="center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style:use-window-font-color="true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solid" draw:fill-color="#6666ff" draw:opacity="50%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margin-top="0.2cm" fo:margin-bottom="0cm"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style:use-window-font-color="true" fo:font-size="18pt"/>
    </style:style>
    <style:style style:name="P18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19" style:family="paragraph">
      <loext:graphic-properties draw:fill="solid" draw:fill-color="#ffcc00" draw:opacity="50%"/>
      <style:paragraph-properties fo:text-align="center"/>
    </style:style>
    <style:style style:name="P20" style:family="paragraph">
      <loext:graphic-properties draw:fill="solid" draw:fill-color="#ff9999" draw:opacity="50%"/>
      <style:paragraph-properties fo:text-align="center"/>
    </style:style>
    <style:style style:name="P21" style:family="paragraph">
      <loext:graphic-properties draw:fill="solid" draw:fill-color="#ccff66" draw:opacity="50%"/>
      <style:paragraph-properties fo:text-align="center"/>
    </style:style>
    <style:style style:name="P22" style:family="paragraph">
      <style:paragraph-properties fo:text-align="center"/>
      <style:text-properties fo:color="#808080"/>
    </style:style>
    <style:style style:name="P23" style:family="paragraph">
      <loext:graphic-properties draw:fill="none"/>
      <style:paragraph-properties fo:text-align="center"/>
      <style:text-properties fo:color="#808080"/>
    </style:style>
    <style:style style:name="P24" style:family="paragraph">
      <loext:graphic-properties draw:fill="none" draw:fill-color="#ffffff"/>
      <style:paragraph-properties fo:text-align="center"/>
      <style:text-properties fo:color="#cccccc" fo:font-size="18pt"/>
    </style:style>
    <style:style style:name="P25" style:family="paragraph">
      <loext:graphic-properties draw:fill="none" draw:fill-color="#ffffff"/>
      <style:paragraph-properties fo:margin-top="0.2cm" fo:margin-bottom="0cm" fo:text-align="center"/>
      <style:text-properties fo:color="#cccccc" fo:font-size="18pt"/>
    </style:style>
    <style:style style:name="P26" style:family="paragraph">
      <loext:graphic-properties draw:fill="none" draw:fill-color="#ffffff"/>
      <style:text-properties fo:color="#cccccc" fo:font-size="18pt"/>
    </style:style>
    <style:style style:name="P27" style:family="paragraph">
      <style:text-properties fo:font-size="18pt"/>
    </style:style>
    <style:style style:name="P28" style:family="paragraph">
      <style:paragraph-properties fo:margin-top="0.2cm" fo:margin-bottom="0cm"/>
      <style:text-properties fo:font-size="18pt"/>
    </style:style>
    <style:style style:name="P29" style:family="paragraph">
      <style:paragraph-properties fo:margin-top="0cm" fo:margin-bottom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/>
      <style:text-properties fo:font-size="14pt"/>
    </style:style>
    <style:style style:name="P32" style:family="paragraph">
      <style:paragraph-properties fo:text-align="center"/>
      <style:text-properties fo:font-size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style:use-window-font-color="tru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fo:font-size="18pt"/>
    </style:style>
    <style:style style:name="T8" style:family="text">
      <style:text-properties fo:color="#ccccc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cm" svg:height="0.886cm" svg:x="7.7cm" svg:y="16.7cm">
          <draw:text-box>
            <text:p><text:tab/> AST structure<text:tab/><text:tab/><text:tab/>RAG<text:tab/><text:tab/><text:tab/>„RAG-List“<text:tab/><text:tab/><text:tab/>Subclass</text:p>
          </draw:text-box>
        </draw:frame>
        <draw:frame draw:style-name="gr2" draw:text-style-name="P3" draw:layer="layout" svg:width="4.2cm" svg:height="2.4cm" svg:x="3.1cm" svg:y="1.914cm">
          <draw:text-box>
            <text:p text:style-name="P2">Root</text:p>
          </draw:text-box>
        </draw:frame>
        <draw:frame draw:style-name="gr2" draw:text-style-name="P3" draw:layer="layout" svg:width="4.2cm" svg:height="2.4cm" svg:x="7.5cm" svg:y="5.614cm">
          <draw:text-box>
            <text:p text:style-name="P2">SWRoot</text:p>
          </draw:text-box>
        </draw:frame>
        <draw:frame draw:style-name="gr2" draw:text-style-name="P3" draw:layer="layout" svg:width="4.2cm" svg:height="2.4cm" svg:x="2.5cm" svg:y="5.614cm">
          <draw:text-box>
            <text:p text:style-name="P2">HWRoot</text:p>
          </draw:text-box>
        </draw:frame>
        <draw:frame draw:style-name="gr2" draw:text-style-name="P3" draw:layer="layout" svg:width="4.2cm" svg:height="2.4cm" svg:x="12.9cm" svg:y="5.614cm">
          <draw:text-box>
            <text:p text:style-name="P2">Component</text:p>
            <text:p text:style-name="P2">name</text:p>
          </draw:text-box>
        </draw:frame>
        <draw:frame draw:style-name="gr2" draw:text-style-name="P3" draw:layer="layout" svg:width="4.2cm" svg:height="2.4cm" svg:x="18.3cm" svg:y="5.614cm">
          <draw:text-box>
            <text:p text:style-name="P2"><text:span text:style-name="T1">Implementation</text:span></text:p>
            <text:p text:style-name="P2">name</text:p>
          </draw:text-box>
        </draw:frame>
        <draw:frame draw:style-name="gr2" draw:text-style-name="P3" draw:layer="layout" svg:width="4.2cm" svg:height="2.4cm" svg:x="23.8cm" svg:y="5.614cm">
          <draw:text-box>
            <text:p text:style-name="P2">Mode</text:p>
            <text:p text:style-name="P2">name</text:p>
          </draw:text-box>
        </draw:frame>
        <draw:frame draw:style-name="gr2" draw:text-style-name="P3" draw:layer="layout" svg:width="4.2cm" svg:height="2.4cm" svg:x="21cm" svg:y="10.214cm">
          <draw:text-box>
            <text:p text:style-name="P2">Clause</text:p>
            <text:p text:style-name="P2">comp<text:span text:style-name="T2">arator</text:span></text:p>
            <text:p text:style-name="P4">value</text:p>
          </draw:text-box>
        </draw:frame>
        <draw:frame draw:style-name="gr2" draw:text-style-name="P3" draw:layer="layout" svg:width="4.2cm" svg:height="2.4cm" svg:x="18.8cm" svg:y="13.614cm">
          <draw:text-box>
            <text:p text:style-name="P2">ProvClause</text:p>
          </draw:text-box>
        </draw:frame>
        <draw:frame draw:style-name="gr2" draw:text-style-name="P3" draw:layer="layout" svg:width="4.2cm" svg:height="2.4cm" svg:x="23.2cm" svg:y="13.614cm">
          <draw:text-box>
            <text:p text:style-name="P2">ReqClause</text:p>
          </draw:text-box>
        </draw:frame>
        <draw:frame draw:style-name="gr2" draw:text-style-name="P3" draw:layer="layout" svg:width="4.2cm" svg:height="2.4cm" svg:x="2.5cm" svg:y="9.714cm">
          <draw:text-box>
            <text:p text:style-name="P2">ResourceType</text:p>
            <text:p text:style-name="P2">name</text:p>
            <text:p text:style-name="P4">container</text:p>
          </draw:text-box>
        </draw:frame>
        <draw:frame draw:style-name="gr2" draw:text-style-name="P3" draw:layer="layout" svg:width="4.2cm" svg:height="2.4cm" svg:x="2.5cm" svg:y="13.614cm">
          <draw:text-box>
            <text:p text:style-name="P2">Resource</text:p>
            <text:p text:style-name="P2">name</text:p>
            <text:p text:style-name="P4">status</text:p>
          </draw:text-box>
        </draw:frame>
        <draw:frame draw:style-name="gr2" draw:text-style-name="P3" draw:layer="layout" svg:width="4.2cm" svg:height="2.4cm" svg:x="8.6cm" svg:y="1.9cm">
          <draw:text-box>
            <text:p text:style-name="P2">Request</text:p>
            <text:p text:style-name="P2">objective</text:p>
          </draw:text-box>
        </draw:frame>
        <draw:frame draw:style-name="gr2" draw:text-style-name="P3" draw:layer="layout" svg:width="4.7cm" svg:height="2.4cm" svg:x="14.4cm" svg:y="1.9cm">
          <draw:text-box>
            <text:p text:style-name="P2">MetaParameter</text:p>
            <text:p text:style-name="P2">name</text:p>
            <text:p text:style-name="P4">value</text:p>
          </draw:text-box>
        </draw:frame>
        <draw:frame draw:style-name="gr2" draw:text-style-name="P3" draw:layer="layout" svg:width="4.2cm" svg:height="2.4cm" svg:x="11.3cm" svg:y="10.214cm">
          <draw:text-box>
            <text:p text:style-name="P2">Property</text:p>
          </draw:text-box>
        </draw:frame>
        <draw:frame draw:style-name="gr2" draw:text-style-name="P3" draw:layer="layout" svg:width="4.7cm" svg:height="2.4cm" svg:x="8.595cm" svg:y="13.614cm">
          <draw:text-box>
            <text:p text:style-name="P2">RealProperty</text:p>
            <text:p text:style-name="P2">name, unit, kind</text:p>
            <text:p text:style-name="P4">direction, agg</text:p>
          </draw:text-box>
        </draw:frame>
        <draw:frame draw:style-name="gr2" draw:text-style-name="P3" xml:id="id10" draw:id="id10" draw:layer="layout" svg:width="4.2cm" svg:height="2.4cm" svg:x="13.6cm" svg:y="13.614cm">
          <draw:text-box>
            <text:p text:style-name="P2">PropertyRef</text:p>
          </draw:text-box>
        </draw:frame>
        <draw:custom-shape draw:style-name="gr3" draw:text-style-name="P5" xml:id="id1" draw:id="id1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3" draw:id="id3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custom-shape draw:style-name="gr3" draw:text-style-name="P5" xml:id="id6" draw:id="id6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custom-shape draw:style-name="gr3" draw:text-style-name="P5" xml:id="id7" draw:id="id7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8" draw:id="id8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12" draw:id="id12" draw:layer="layout" svg:width="4.192cm" svg:height="2.356cm" svg:x="21.00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1.014cm" svg:x2="25.193cm" svg:y2="11.014cm">
          <text:p/>
        </draw:line>
        <draw:line draw:style-name="gr4" draw:text-style-name="P6" draw:layer="layout" svg:x1="21.001cm" svg:y1="11.116cm" svg:x2="25.193cm" svg:y2="11.116cm">
          <text:p/>
        </draw:line>
        <draw:custom-shape draw:style-name="gr3" draw:text-style-name="P5" xml:id="id11" draw:id="id11" draw:layer="layout" svg:width="4.192cm" svg:height="2.356cm" svg:x="18.8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801cm" svg:y1="14.414cm" svg:x2="22.993cm" svg:y2="14.414cm">
          <text:p/>
        </draw:line>
        <draw:line draw:style-name="gr4" draw:text-style-name="P6" draw:layer="layout" svg:x1="18.801cm" svg:y1="14.516cm" svg:x2="22.993cm" svg:y2="14.516cm">
          <text:p/>
        </draw:line>
        <draw:custom-shape draw:style-name="gr3" draw:text-style-name="P5" xml:id="id13" draw:id="id13" draw:layer="layout" svg:width="4.192cm" svg:height="2.356cm" svg:x="23.2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201cm" svg:y1="14.414cm" svg:x2="27.393cm" svg:y2="14.414cm">
          <text:p/>
        </draw:line>
        <draw:line draw:style-name="gr4" draw:text-style-name="P6" draw:layer="layout" svg:x1="23.201cm" svg:y1="14.516cm" svg:x2="27.393cm" svg:y2="14.516cm">
          <text:p/>
        </draw:line>
        <draw:custom-shape draw:style-name="gr3" draw:text-style-name="P5" xml:id="id16" draw:id="id16" draw:layer="layout" svg:width="4.192cm" svg:height="2.356cm" svg:x="2.501cm" svg:y="9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0.514cm" svg:x2="6.693cm" svg:y2="10.514cm">
          <text:p/>
        </draw:line>
        <draw:line draw:style-name="gr4" draw:text-style-name="P6" draw:layer="layout" svg:x1="2.501cm" svg:y1="10.616cm" svg:x2="6.693cm" svg:y2="10.616cm">
          <text:p/>
        </draw:line>
        <draw:custom-shape draw:style-name="gr3" draw:text-style-name="P5" xml:id="id15" draw:id="id15" draw:layer="layout" svg:width="4.192cm" svg:height="2.356cm" svg:x="2.501cm" svg:y="13.6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4" draw:id="id4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custom-shape draw:style-name="gr5" draw:text-style-name="P5" xml:id="id18" draw:id="id18" draw:layer="layout" svg:width="4.691cm" svg:height="2.356cm" svg:x="14.401cm" svg:y="1.9cm">
          <draw:glue-point draw:id="4" svg:x="-5.001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401cm" svg:y1="2.7cm" svg:x2="19.092cm" svg:y2="2.7cm">
          <text:p/>
        </draw:line>
        <draw:line draw:style-name="gr4" draw:text-style-name="P6" draw:layer="layout" svg:x1="14.401cm" svg:y1="2.802cm" svg:x2="19.092cm" svg:y2="2.802cm">
          <text:p/>
        </draw:line>
        <draw:custom-shape draw:style-name="gr3" draw:text-style-name="P5" xml:id="id9" draw:id="id9" draw:layer="layout" svg:width="4.192cm" svg:height="2.356cm" svg:x="11.301cm" svg:y="10.2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01cm" svg:y1="11.014cm" svg:x2="15.493cm" svg:y2="11.014cm">
          <text:p/>
        </draw:line>
        <draw:line draw:style-name="gr4" draw:text-style-name="P6" draw:layer="layout" svg:x1="11.301cm" svg:y1="11.116cm" svg:x2="15.493cm" svg:y2="11.116cm">
          <text:p/>
        </draw:line>
        <draw:custom-shape draw:style-name="gr5" draw:text-style-name="P5" xml:id="id5" draw:id="id5" draw:layer="layout" svg:width="4.691cm" svg:height="2.356cm" svg:x="8.596cm" svg:y="13.6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596cm" svg:y1="14.414cm" svg:x2="13.287cm" svg:y2="14.414cm">
          <text:p/>
        </draw:line>
        <draw:line draw:style-name="gr4" draw:text-style-name="P6" draw:layer="layout" svg:x1="8.596cm" svg:y1="14.516cm" svg:x2="13.287cm" svg:y2="14.516cm">
          <text:p/>
        </draw:line>
        <draw:custom-shape draw:style-name="gr3" draw:text-style-name="P5" xml:id="id20" draw:id="id20" draw:layer="layout" svg:width="4.192cm" svg:height="2.356cm" svg:x="13.601cm" svg:y="13.6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01cm" svg:y1="14.414cm" svg:x2="17.793cm" svg:y2="14.414cm">
          <text:p/>
        </draw:line>
        <draw:line draw:style-name="gr4" draw:text-style-name="P6" draw:layer="layout" svg:x1="13.601cm" svg:y1="14.516cm" svg:x2="17.793cm" svg:y2="14.516cm">
          <text:p/>
        </draw:line>
        <draw:custom-shape draw:style-name="gr6" draw:text-style-name="P6" xml:id="id2" draw:id="id2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1" draw:start-glue-point="5" draw:end-shape="id2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1" draw:start-glue-point="4" draw:end-shape="id3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4" draw:start-glue-point="3" draw:end-shape="id1" draw:end-glue-point="1" svg:d="M8601 3078h-1308" svg:viewBox="0 0 1309 1">
          <text:p/>
        </draw:connector>
        <draw:connector draw:style-name="gr9" draw:text-style-name="P5" draw:layer="layout" svg:x1="9.597cm" svg:y1="7.97cm" svg:x2="9.596cm" svg:y2="13.614cm" draw:start-shape="id2" draw:start-glue-point="2" draw:end-shape="id5" draw:end-glue-point="4" svg:d="M9597 7970v2822h-1v2822" svg:viewBox="0 0 2 5645">
          <text:p/>
        </draw:connector>
        <draw:frame draw:style-name="gr10" draw:text-style-name="P1" draw:layer="layout" svg:width="0.7cm" svg:height="0.562cm" svg:x="9cm" svg:y="13.114cm">
          <draw:text-box>
            <text:p text:style-name="P5">*</text:p>
          </draw:text-box>
        </draw:frame>
        <draw:connector draw:style-name="gr7" draw:text-style-name="P5" draw:layer="layout" svg:x1="11.693cm" svg:y1="6.792cm" svg:x2="12.901cm" svg:y2="6.792cm" draw:start-shape="id2" draw:start-glue-point="1" draw:end-shape="id6" draw:end-glue-point="3" svg:d="M11693 6792h1208" svg:viewBox="0 0 1209 1">
          <text:p/>
        </draw:connector>
        <draw:frame draw:style-name="gr10" draw:text-style-name="P1" draw:layer="layout" svg:width="0.7cm" svg:height="0.562cm" svg:x="12.3cm" svg:y="6.714cm">
          <draw:text-box>
            <text:p text:style-name="P5">*</text:p>
          </draw:text-box>
        </draw:frame>
        <draw:connector draw:style-name="gr7" draw:text-style-name="P5" draw:layer="layout" svg:x1="17.093cm" svg:y1="6.792cm" svg:x2="18.301cm" svg:y2="6.792cm" draw:start-shape="id6" draw:end-shape="id7" draw:end-glue-point="3" svg:d="M17093 6792h1208" svg:viewBox="0 0 1209 1">
          <text:p/>
        </draw:connector>
        <draw:frame draw:style-name="gr10" draw:text-style-name="P7" draw:layer="layout" svg:width="0.7cm" svg:height="0.562cm" svg:x="17.701cm" svg:y="6.714cm">
          <draw:text-box>
            <text:p text:style-name="P5">*</text:p>
          </draw:text-box>
        </draw:frame>
        <draw:connector draw:style-name="gr7" draw:text-style-name="P5" draw:layer="layout" svg:x1="22.493cm" svg:y1="6.792cm" svg:x2="23.801cm" svg:y2="6.792cm" draw:start-shape="id7" draw:start-glue-point="1" draw:end-shape="id8" svg:d="M22493 6792h1308" svg:viewBox="0 0 1309 1">
          <text:p/>
        </draw:connector>
        <draw:frame draw:style-name="gr10" draw:text-style-name="P7" draw:layer="layout" svg:width="0.7cm" svg:height="0.562cm" svg:x="23.2cm" svg:y="6.714cm">
          <draw:text-box>
            <text:p text:style-name="P5">*</text:p>
          </draw:text-box>
        </draw:frame>
        <draw:connector draw:style-name="gr9" draw:text-style-name="P5" draw:layer="layout" svg:x1="14.997cm" svg:y1="7.97cm" svg:x2="13.397cm" svg:y2="10.214cm" draw:start-shape="id6" draw:start-glue-point="2" draw:end-shape="id9" svg:d="M14997 7970v1122h-1600v1122" svg:viewBox="0 0 1601 2245">
          <text:p/>
        </draw:connector>
        <draw:frame draw:style-name="gr10" draw:text-style-name="P1" draw:layer="layout" svg:width="0.7cm" svg:height="0.562cm" svg:x="12.8cm" svg:y="9.752cm">
          <draw:text-box>
            <text:p text:style-name="P5">*</text:p>
          </draw:text-box>
        </draw:frame>
        <draw:connector draw:style-name="gr11" draw:text-style-name="P5" draw:layer="layout" draw:line-skew="0.122cm" svg:x1="10.941cm" svg:y1="13.614cm" svg:x2="13.397cm" svg:y2="12.57cm" draw:start-shape="id5" draw:start-glue-point="0" draw:end-shape="id9" draw:end-glue-point="2" svg:d="M10941 13614v-400h2456v-644" svg:viewBox="0 0 2457 1045">
          <text:p/>
        </draw:connector>
        <draw:connector draw:style-name="gr11" draw:text-style-name="P5" draw:layer="layout" draw:line-skew="0.109cm" svg:x1="15.7cm" svg:y1="13.614cm" svg:x2="13.397cm" svg:y2="12.57cm" draw:start-shape="id10" draw:end-shape="id9" draw:end-glue-point="2" svg:d="M15700 13614v-400h-2303v-644" svg:viewBox="0 0 2304 1045">
          <text:p/>
        </draw:connector>
        <draw:connector draw:style-name="gr11" draw:text-style-name="P5" draw:layer="layout" draw:line-skew="0.122cm" svg:x1="20.897cm" svg:y1="13.614cm" svg:x2="23.097cm" svg:y2="12.57cm" draw:start-shape="id11" draw:start-glue-point="0" draw:end-shape="id12" draw:end-glue-point="2" svg:d="M20897 13614v-400h2200v-644" svg:viewBox="0 0 2201 1045">
          <text:p/>
        </draw:connector>
        <draw:connector draw:style-name="gr11" draw:text-style-name="P5" draw:layer="layout" draw:line-skew="0.122cm" svg:x1="25.297cm" svg:y1="13.614cm" svg:x2="23.097cm" svg:y2="12.57cm" draw:start-shape="id13" draw:start-glue-point="0" draw:end-shape="id12" draw:end-glue-point="2" svg:d="M25297 13614v-400h-2200v-644" svg:viewBox="0 0 2201 1045">
          <text:p/>
        </draw:connector>
        <draw:connector draw:style-name="gr12" draw:text-style-name="P5" draw:layer="layout" svg:x1="14.997cm" svg:y1="5.614cm" svg:x2="19.201cm" svg:y2="5.614cm" draw:start-shape="id6" draw:start-glue-point="0" draw:end-shape="id7" draw:end-glue-point="4" svg:d="M14997 5614v-525h4204v525" svg:viewBox="0 0 4205 526">
          <text:p/>
        </draw:connector>
        <draw:frame draw:style-name="gr13" draw:text-style-name="P1" draw:layer="layout" svg:width="3.978cm" svg:height="0.886cm" svg:x="15.1cm" svg:y="4.328cm">
          <draw:text-box>
            <text:p>selected-impl</text:p>
          </draw:text-box>
        </draw:frame>
        <draw:connector draw:style-name="gr12" draw:text-style-name="P5" draw:layer="layout" svg:x1="21.599cm" svg:y1="5.614cm" svg:x2="25.897cm" svg:y2="5.614cm" draw:start-shape="id7" draw:start-glue-point="5" draw:end-shape="id8" draw:end-glue-point="0" svg:d="M21599 5614v-525h4298v525" svg:viewBox="0 0 4299 526">
          <text:p/>
        </draw:connector>
        <draw:frame draw:style-name="gr14" draw:text-style-name="P1" draw:layer="layout" svg:width="4.342cm" svg:height="0.886cm" svg:x="21.9cm" svg:y="4.328cm">
          <draw:text-box>
            <text:p>selected-mode</text:p>
          </draw:text-box>
        </draw:frame>
        <draw:connector draw:style-name="gr15" draw:text-style-name="P5" draw:layer="layout" draw:line-skew="-0.576cm" svg:x1="9.2cm" svg:y1="1.4cm" svg:x2="2.501cm" svg:y2="14.792cm" draw:start-shape="id14" draw:start-glue-point="3" draw:end-shape="id15" draw:end-glue-point="3" svg:d="M9200 1400h-7800v13392h1101" svg:viewBox="0 0 7801 13393">
          <text:p/>
        </draw:connector>
        <draw:connector draw:style-name="gr9" draw:text-style-name="P5" draw:layer="layout" svg:x1="25.897cm" svg:y1="7.97cm" svg:x2="23.097cm" svg:y2="10.214cm" draw:start-shape="id8" draw:start-glue-point="2" draw:end-shape="id12" draw:end-glue-point="0" svg:d="M25897 7970v1122h-2800v1122" svg:viewBox="0 0 2801 2245">
          <text:p/>
        </draw:connector>
        <draw:frame draw:style-name="gr10" draw:text-style-name="P1" draw:layer="layout" svg:width="0.7cm" svg:height="0.562cm" svg:x="22.503cm" svg:y="9.752cm">
          <draw:text-box>
            <text:p text:style-name="P5">*</text:p>
          </draw:text-box>
        </draw:frame>
        <draw:connector draw:style-name="gr12" draw:text-style-name="P5" draw:layer="layout" svg:x1="21.001cm" svg:y1="11.392cm" svg:x2="15.493cm" svg:y2="11.392cm" draw:start-shape="id12" draw:start-glue-point="3" draw:end-shape="id9" svg:d="M21001 11392h-5508" svg:viewBox="0 0 5509 1">
          <text:p/>
        </draw:connector>
        <draw:frame draw:style-name="gr16" draw:text-style-name="P1" draw:layer="layout" svg:width="3.474cm" svg:height="0.886cm" svg:x="16.722cm" svg:y="10.614cm">
          <draw:text-box>
            <text:p>return-type</text:p>
          </draw:text-box>
        </draw:frame>
        <draw:connector draw:style-name="gr9" draw:text-style-name="P5" draw:layer="layout" draw:line-skew="-1.578cm -0.276cm" svg:x1="3.101cm" svg:y1="7.97cm" svg:x2="2.501cm" svg:y2="13.915cm" draw:start-shape="id3" draw:start-glue-point="4" draw:end-shape="id15" draw:end-glue-point="4" svg:d="M3101 7970v1244h-1401v4701h801" svg:viewBox="0 0 1402 5946">
          <text:p/>
        </draw:connector>
        <draw:connector draw:style-name="gr9" draw:text-style-name="P5" draw:layer="layout" svg:x1="4.597cm" svg:y1="7.97cm" svg:x2="4.597cm" svg:y2="9.714cm" draw:start-shape="id3" draw:end-shape="id16" draw:end-glue-point="0" svg:d="M4597 7970v1744" svg:viewBox="0 0 1 1745">
          <text:p/>
        </draw:connector>
        <draw:frame draw:style-name="gr10" draw:text-style-name="P1" draw:layer="layout" svg:width="0.7cm" svg:height="0.562cm" svg:x="1.9cm" svg:y="13.852cm">
          <draw:text-box>
            <text:p text:style-name="P5">*</text:p>
          </draw:text-box>
        </draw:frame>
        <draw:frame draw:style-name="gr10" draw:text-style-name="P1" draw:layer="layout" svg:width="0.7cm" svg:height="0.562cm" svg:x="4cm" svg:y="9.252cm">
          <draw:text-box>
            <text:p text:style-name="P5">*</text:p>
          </draw:text-box>
        </draw:frame>
        <draw:connector draw:style-name="gr12" draw:text-style-name="P5" draw:layer="layout" svg:x1="4.597cm" svg:y1="13.614cm" svg:x2="4.597cm" svg:y2="12.07cm" draw:start-shape="id15" draw:end-shape="id16" draw:end-glue-point="2" svg:d="M4597 13614v-1544" svg:viewBox="0 0 1 1545">
          <text:p/>
        </draw:connector>
        <draw:frame draw:style-name="gr17" draw:text-style-name="P1" draw:layer="layout" svg:width="1.653cm" svg:height="0.886cm" svg:x="4.447cm" svg:y="12.428cm">
          <draw:text-box>
            <text:p>type</text:p>
          </draw:text-box>
        </draw:frame>
        <draw:connector draw:style-name="gr9" draw:text-style-name="P5" draw:layer="layout" svg:x1="6.693cm" svg:y1="10.892cm" svg:x2="8.596cm" svg:y2="14.792cm" draw:start-shape="id16" draw:start-glue-point="1" draw:end-shape="id5" svg:d="M6693 10892h951v3900h952" svg:viewBox="0 0 1904 3901">
          <text:p/>
        </draw:connector>
        <draw:frame draw:style-name="gr10" draw:text-style-name="P1" draw:layer="layout" svg:width="0.7cm" svg:height="0.562cm" svg:x="8cm" svg:y="14.752cm">
          <draw:text-box>
            <text:p text:style-name="P5">*</text:p>
          </draw:text-box>
        </draw:frame>
        <draw:connector draw:style-name="gr18" draw:text-style-name="P5" draw:layer="layout" svg:x1="6.693cm" svg:y1="14.015cm" svg:x2="7.435cm" svg:y2="14.015cm" draw:start-shape="id15" draw:start-glue-point="8" draw:end-shape="id17" draw:end-glue-point="3" svg:d="M6693 14015h742" svg:viewBox="0 0 743 1">
          <text:p/>
        </draw:connector>
        <draw:frame draw:style-name="gr10" draw:text-style-name="P1" draw:layer="layout" svg:width="0.7cm" svg:height="0.562cm" svg:x="10.7cm" svg:y="10.914cm">
          <draw:text-box>
            <text:p text:style-name="P5">*</text:p>
          </draw:text-box>
        </draw:frame>
        <draw:connector draw:style-name="gr9" draw:text-style-name="P5" draw:layer="layout" draw:line-skew="0.219cm" svg:x1="5.799cm" svg:y1="15.97cm" svg:x2="3.101cm" svg:y2="15.97cm" draw:start-shape="id15" draw:start-glue-point="6" draw:end-shape="id15" draw:end-glue-point="7" svg:d="M5799 15970v744h-2698v-744" svg:viewBox="0 0 2699 745">
          <text:p/>
        </draw:connector>
        <draw:frame draw:style-name="gr10" draw:text-style-name="P1" draw:layer="layout" svg:width="0.7cm" svg:height="0.562cm" svg:x="2.5cm" svg:y="15.914cm">
          <draw:text-box>
            <text:p text:style-name="P5">*</text:p>
          </draw:text-box>
        </draw:frame>
        <draw:frame draw:style-name="gr19" draw:text-style-name="P1" draw:layer="layout" svg:width="4.071cm" svg:height="0.886cm" svg:x="2.5cm" svg:y="16.728cm">
          <draw:text-box>
            <text:p>SubResources</text:p>
          </draw:text-box>
        </draw:frame>
        <draw:frame draw:style-name="gr19" draw:text-style-name="P1" draw:layer="layout" svg:width="4.071cm" svg:height="0.886cm" draw:transform="rotate (-1.5707963267949) translate (2.5cm 9.528cm)">
          <draw:text-box>
            <text:p>SubResources</text:p>
          </draw:text-box>
        </draw:frame>
        <draw:frame draw:style-name="gr20" draw:text-style-name="P8" draw:layer="layout" svg:width="3.757cm" svg:height="0.886cm" draw:transform="rotate (-1.5707963267949) translate (2.2cm 1.843cm)">
          <draw:text-box>
            <text:p><text:span text:style-name="T3">deployed-on</text:span></text:p>
          </draw:text-box>
        </draw:frame>
        <draw:connector draw:style-name="gr9" draw:text-style-name="P5" draw:layer="layout" draw:line-skew="-5.047cm 0.005cm" svg:x1="6.693cm" svg:y1="15.413cm" svg:x2="20.897cm" svg:y2="15.97cm" draw:start-shape="id15" draw:start-glue-point="9" draw:end-shape="id11" draw:end-glue-point="2" svg:d="M6693 15413h1007v1087h13197v-530" svg:viewBox="0 0 14205 1088">
          <text:p/>
        </draw:connector>
        <draw:frame draw:style-name="gr10" draw:text-style-name="P1" draw:layer="layout" svg:width="0.7cm" svg:height="0.562cm" svg:x="20.8cm" svg:y="15.914cm">
          <draw:text-box>
            <text:p text:style-name="P5">*</text:p>
          </draw:text-box>
        </draw:frame>
        <draw:connector draw:style-name="gr7" draw:text-style-name="P5" draw:layer="layout" svg:x1="12.793cm" svg:y1="3.699cm" svg:x2="14.401cm" svg:y2="3.699cm" draw:start-shape="id4" draw:start-glue-point="4" draw:end-shape="id18" draw:end-glue-point="4" svg:d="M12793 3699h1608" svg:viewBox="0 0 1609 1">
          <text:p/>
        </draw:connector>
        <draw:frame draw:style-name="gr10" draw:text-style-name="P1" draw:layer="layout" svg:width="0.7cm" svg:height="0.562cm" svg:x="13.8cm" svg:y="3.638cm">
          <draw:text-box>
            <text:p text:style-name="P5">*</text:p>
          </draw:text-box>
        </draw:frame>
        <draw:connector draw:style-name="gr21" draw:text-style-name="P5" draw:layer="layout" draw:line-skew="0.605cm" svg:x1="20.397cm" svg:y1="7.97cm" svg:x2="16.599cm" svg:y2="7.97cm" draw:start-shape="id7" draw:end-shape="id6" draw:end-glue-point="4" svg:d="M20397 7970v1130h-3798v-1130" svg:viewBox="0 0 3799 1131">
          <text:p/>
        </draw:connector>
        <draw:frame draw:style-name="gr22" draw:text-style-name="P1" draw:layer="layout" svg:width="3.046cm" svg:height="0.886cm" svg:x="16.954cm" svg:y="9.014cm">
          <draw:text-box>
            <text:p text:style-name="P4">reqcomps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4" draw:end-shape="id6" draw:end-glue-point="5" svg:d="M10697 4256v844h3304v514" svg:viewBox="0 0 3305 1359">
          <text:p/>
        </draw:connector>
        <draw:frame draw:style-name="gr23" draw:text-style-name="P1" draw:layer="layout" svg:width="2.034cm" svg:height="0.886cm" svg:x="11.4cm" svg:y="4.314cm">
          <draw:text-box>
            <text:p>target</text:p>
          </draw:text-box>
        </draw:frame>
        <draw:connector draw:style-name="gr9" draw:text-style-name="P5" draw:layer="layout" draw:line-skew="-2.697cm" svg:x1="12.793cm" svg:y1="3.078cm" svg:x2="20.2cm" svg:y2="1.701cm" draw:start-shape="id4" draw:start-glue-point="1" draw:end-shape="id19" draw:end-glue-point="3" svg:d="M12793 3078h1007v-1377h6400" svg:viewBox="0 0 7408 1378">
          <text:p/>
        </draw:connector>
        <draw:frame draw:style-name="gr10" draw:text-style-name="P1" draw:layer="layout" svg:width="0.7cm" svg:height="0.562cm" svg:x="25.2cm" svg:y="15.914cm">
          <draw:text-box>
            <text:p text:style-name="P5">*</text:p>
          </draw:text-box>
        </draw:frame>
        <draw:frame draw:style-name="gr24" draw:text-style-name="P1" draw:layer="layout" svg:width="3.402cm" svg:height="0.886cm" svg:x="24.998cm" svg:y="1.7cm">
          <draw:text-box>
            <text:p>Constraints</text:p>
          </draw:text-box>
        </draw:frame>
        <draw:connector draw:style-name="gr12" draw:text-style-name="P5" draw:layer="layout" svg:x1="17.099cm" svg:y1="13.614cm" svg:x2="15.493cm" svg:y2="12.199cm" draw:start-shape="id20" draw:start-glue-point="4" draw:end-shape="id9" draw:end-glue-point="4" svg:d="M17099 13614v-1415h-1606" svg:viewBox="0 0 1607 1416">
          <text:p/>
        </draw:connector>
        <draw:frame draw:style-name="gr25" draw:text-style-name="P1" draw:layer="layout" svg:width="1.217cm" svg:height="0.886cm" svg:x="16.983cm" svg:y="12.3cm">
          <draw:text-box>
            <text:p>ref</text:p>
          </draw:text-box>
        </draw:frame>
        <draw:frame draw:style-name="gr10" draw:text-style-name="P10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26" draw:text-style-name="P5" draw:layer="layout" svg:width="20.7cm" svg:height="0.9cm" svg:x="7.7cm" svg:y="16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7.9cm" svg:y1="17.1cm" svg:x2="19.2cm" svg:y2="17.1cm" svg:d="M17900 17100h1300" svg:viewBox="0 0 1301 1">
          <text:p/>
        </draw:connector>
        <draw:connector draw:style-name="gr7" draw:text-style-name="P5" draw:layer="layout" svg:x1="7.9cm" svg:y1="17.04cm" svg:x2="9.2cm" svg:y2="17.04cm" svg:d="M7900 17040h1300" svg:viewBox="0 0 1301 1">
          <text:p/>
        </draw:connector>
        <draw:frame draw:style-name="gr10" draw:text-style-name="P1" draw:layer="layout" svg:width="0.577cm" svg:height="0.562cm" svg:x="8.63cm" svg:y="16.9cm">
          <draw:text-box>
            <text:p text:style-name="P5"><text:span text:style-name="T6">n</text:span></text:p>
          </draw:text-box>
        </draw:frame>
        <draw:connector draw:style-name="gr12" draw:text-style-name="P5" draw:layer="layout" svg:x1="14.082cm" svg:y1="17.101cm" svg:x2="15.382cm" svg:y2="17.1cm" svg:d="M14082 17101h650v-1h650" svg:viewBox="0 0 1301 2">
          <text:p/>
        </draw:connector>
        <draw:connector draw:style-name="gr11" draw:text-style-name="P5" draw:layer="layout" svg:x1="24.013cm" svg:y1="17.1cm" svg:x2="25.3cm" svg:y2="17.1cm" svg:d="M24013 17100h1287" svg:viewBox="0 0 1288 1">
          <text:p/>
        </draw:connector>
        <draw:frame draw:style-name="gr10" draw:text-style-name="P12" draw:layer="layout" svg:width="0.7cm" svg:height="0.562cm" svg:x="18.6cm" svg:y="17.1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107cm" svg:x1="13.8cm" svg:y1="1.4cm" svg:x2="20.397cm" svg:y2="5.614cm" draw:start-shape="id14" draw:start-glue-point="1" draw:end-shape="id7" draw:end-glue-point="0" svg:d="M13800 1400h6597v4214" svg:viewBox="0 0 6598 4215">
          <text:p/>
        </draw:connector>
        <draw:circle draw:style-name="gr28" draw:text-style-name="P5" xml:id="id19" draw:id="id19" draw:layer="layout" svg:width="0.4cm" svg:height="0.4cm" svg:x="20.2cm" svg:y="1.501cm" draw:kind="arc" draw:start-angle="179.7" draw:end-angle="0.4">
          <text:p/>
        </draw:circle>
        <draw:circle draw:style-name="gr28" draw:text-style-name="P5" xml:id="id17" draw:id="id17" draw:layer="layout" svg:width="0.4cm" svg:height="0.4cm" svg:x="7.435cm" svg:y="13.815cm" draw:kind="arc" draw:start-angle="179.7" draw:end-angle="0.4">
          <text:p/>
        </draw:circle>
        <draw:circle draw:style-name="gr28" draw:text-style-name="P5" xml:id="id21" draw:id="id21" draw:layer="layout" svg:width="0.4cm" svg:height="0.4cm" svg:x="9.4cm" svg:y="11.194cm" draw:kind="arc" draw:start-angle="179.7" draw:end-angle="0.4">
          <text:p/>
        </draw:circle>
        <draw:connector draw:style-name="gr27" draw:text-style-name="P5" draw:layer="layout" svg:x1="9.8cm" svg:y1="11.394cm" svg:x2="11.301cm" svg:y2="11.392cm" draw:start-shape="id21" draw:start-glue-point="1" draw:end-shape="id9" svg:d="M9800 11394h751v-2h750" svg:viewBox="0 0 1502 3">
          <text:p/>
        </draw:connector>
        <draw:connector draw:style-name="gr27" draw:text-style-name="P5" draw:layer="layout" draw:line-skew="-0.218cm" svg:x1="7.835cm" svg:y1="14.015cm" svg:x2="9.4cm" svg:y2="11.394cm" draw:start-shape="id17" draw:start-glue-point="1" draw:end-shape="id21" draw:end-glue-point="3" svg:d="M7835 14015h565v-2621h1000" svg:viewBox="0 0 1566 2622">
          <text:p/>
        </draw:connector>
        <draw:connector draw:style-name="gr27" draw:text-style-name="P5" draw:layer="layout" draw:line-skew="6.499cm" svg:x1="20.6cm" svg:y1="1.701cm" svg:x2="25.297cm" svg:y2="15.97cm" draw:start-shape="id19" draw:start-glue-point="1" draw:end-shape="id13" draw:end-glue-point="2" svg:d="M20600 1701h7800v14794h-3103v-525" svg:viewBox="0 0 7801 14795">
          <text:p/>
        </draw:connector>
        <draw:line draw:style-name="gr4" draw:text-style-name="P6" xml:id="id14" draw:id="id14" draw:layer="layout" svg:x1="9.2cm" svg:y1="1.4cm" svg:x2="13.8cm" svg:y2="1.4cm">
          <text:p/>
        </draw:line>
      </draw:page>
      <draw:page draw:name="page2" draw:style-name="dp1" draw:master-page-name="Default">
        <draw:custom-shape draw:style-name="gr29" draw:text-style-name="P13" draw:layer="layout" svg:width="5.5cm" svg:height="12.6cm" svg:x="1.6cm" svg:y="5.552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20.7cm" svg:height="0.886cm" svg:x="7.7cm" svg:y="16.7cm">
          <draw:text-box>
            <text:p><text:span text:style-name="T2"><text:tab/></text:span><text:span text:style-name="T2"> </text:span><text:span text:style-name="T2">AST structure</text:span><text:span text:style-name="T2"><text:tab/></text:span><text:span text:style-name="T2"><text:tab/></text:span><text:span text:style-name="T2"><text:tab/></text:span><text:span text:style-name="T2">RAG</text:span><text:span text:style-name="T2"><text:tab/></text:span><text:span text:style-name="T2"><text:tab/></text:span><text:span text:style-name="T2"><text:tab/></text:span><text:span text:style-name="T2">„RAG-List“</text:span><text:span text:style-name="T2"><text:tab/></text:span><text:span text:style-name="T2"><text:tab/></text:span><text:span text:style-name="T2"><text:tab/></text:span><text:span text:style-name="T2">Subclass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2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2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2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2">Component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1">Implementation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2">Mode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1cm" svg:y="10.214cm">
          <draw:text-box>
            <text:p text:style-name="P2"><text:span text:style-name="T2">Clause</text:span></text:p>
            <text:p text:style-name="P2"><text:span text:style-name="T2">comparator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18.8cm" svg:y="13.614cm">
          <draw:text-box>
            <text:p text:style-name="P2"><text:span text:style-name="T2">ProvClause</text:span></text:p>
          </draw:text-box>
        </draw:frame>
        <draw:frame draw:style-name="gr2" draw:text-style-name="P15" draw:layer="layout" svg:width="4.2cm" svg:height="2.4cm" svg:x="23.2cm" svg:y="13.614cm">
          <draw:text-box>
            <text:p text:style-name="P2"><text:span text:style-name="T2">ReqClause</text:span></text:p>
          </draw:text-box>
        </draw:frame>
        <draw:frame draw:style-name="gr2" draw:text-style-name="P15" draw:layer="layout" svg:width="4.2cm" svg:height="2.4cm" svg:x="2.5cm" svg:y="9.714cm">
          <draw:text-box>
            <text:p text:style-name="P2"><text:span text:style-name="T2">ResourceType</text:span></text:p>
            <text:p text:style-name="P2"><text:span text:style-name="T2">name</text:span></text:p>
            <text:p text:style-name="P4"><text:span text:style-name="T2">container</text:span></text:p>
          </draw:text-box>
        </draw:frame>
        <draw:frame draw:style-name="gr2" draw:text-style-name="P15" draw:layer="layout" svg:width="4.2cm" svg:height="2.4cm" svg:x="2.5cm" svg:y="13.614cm">
          <draw:text-box>
            <text:p text:style-name="P2"><text:span text:style-name="T2">Resource</text:span></text:p>
            <text:p text:style-name="P2"><text:span text:style-name="T2">name</text:span></text:p>
            <text:p text:style-name="P4"><text:span text:style-name="T2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2">Request</text:span></text:p>
            <text:p text:style-name="P2"><text:span text:style-name="T2">objective</text:span></text:p>
          </draw:text-box>
        </draw:frame>
        <draw:frame draw:style-name="gr2" draw:text-style-name="P15" draw:layer="layout" svg:width="4.7cm" svg:height="2.4cm" svg:x="14.4cm" svg:y="1.9cm">
          <draw:text-box>
            <text:p text:style-name="P2"><text:span text:style-name="T2">MetaParameter</text:span></text:p>
            <text:p text:style-name="P2"><text:span text:style-name="T2">name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11.3cm" svg:y="10.214cm">
          <draw:text-box>
            <text:p text:style-name="P2"><text:span text:style-name="T2">Property</text:span></text:p>
          </draw:text-box>
        </draw:frame>
        <draw:frame draw:style-name="gr2" draw:text-style-name="P15" draw:layer="layout" svg:width="4.7cm" svg:height="2.4cm" svg:x="8.595cm" svg:y="13.614cm">
          <draw:text-box>
            <text:p text:style-name="P2"><text:span text:style-name="T2">RealProperty</text:span></text:p>
            <text:p text:style-name="P2"><text:span text:style-name="T2">name, unit, kind</text:span></text:p>
            <text:p text:style-name="P4"><text:span text:style-name="T2">direction, agg</text:span></text:p>
          </draw:text-box>
        </draw:frame>
        <draw:frame draw:style-name="gr2" draw:text-style-name="P15" xml:id="id31" draw:id="id31" draw:layer="layout" svg:width="4.2cm" svg:height="2.4cm" svg:x="13.6cm" svg:y="13.614cm">
          <draw:text-box>
            <text:p text:style-name="P2"><text:span text:style-name="T2">PropertyRef</text:span></text:p>
          </draw:text-box>
        </draw:frame>
        <draw:custom-shape draw:style-name="gr3" draw:text-style-name="P5" xml:id="id22" draw:id="id22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24" draw:id="id24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custom-shape draw:style-name="gr3" draw:text-style-name="P5" xml:id="id27" draw:id="id27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custom-shape draw:style-name="gr3" draw:text-style-name="P5" xml:id="id28" draw:id="id28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29" draw:id="id29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33" draw:id="id33" draw:layer="layout" svg:width="4.192cm" svg:height="2.356cm" svg:x="21.00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1.014cm" svg:x2="25.193cm" svg:y2="11.014cm">
          <text:p/>
        </draw:line>
        <draw:line draw:style-name="gr4" draw:text-style-name="P6" draw:layer="layout" svg:x1="21.001cm" svg:y1="11.116cm" svg:x2="25.193cm" svg:y2="11.116cm">
          <text:p/>
        </draw:line>
        <draw:custom-shape draw:style-name="gr3" draw:text-style-name="P5" xml:id="id32" draw:id="id32" draw:layer="layout" svg:width="4.192cm" svg:height="2.356cm" svg:x="18.8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801cm" svg:y1="14.414cm" svg:x2="22.993cm" svg:y2="14.414cm">
          <text:p/>
        </draw:line>
        <draw:line draw:style-name="gr4" draw:text-style-name="P6" draw:layer="layout" svg:x1="18.801cm" svg:y1="14.516cm" svg:x2="22.993cm" svg:y2="14.516cm">
          <text:p/>
        </draw:line>
        <draw:custom-shape draw:style-name="gr3" draw:text-style-name="P5" xml:id="id34" draw:id="id34" draw:layer="layout" svg:width="4.192cm" svg:height="2.356cm" svg:x="23.2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201cm" svg:y1="14.414cm" svg:x2="27.393cm" svg:y2="14.414cm">
          <text:p/>
        </draw:line>
        <draw:line draw:style-name="gr4" draw:text-style-name="P6" draw:layer="layout" svg:x1="23.201cm" svg:y1="14.516cm" svg:x2="27.393cm" svg:y2="14.516cm">
          <text:p/>
        </draw:line>
        <draw:custom-shape draw:style-name="gr3" draw:text-style-name="P5" xml:id="id37" draw:id="id37" draw:layer="layout" svg:width="4.192cm" svg:height="2.356cm" svg:x="2.501cm" svg:y="9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0.514cm" svg:x2="6.693cm" svg:y2="10.514cm">
          <text:p/>
        </draw:line>
        <draw:line draw:style-name="gr4" draw:text-style-name="P6" draw:layer="layout" svg:x1="2.501cm" svg:y1="10.616cm" svg:x2="6.693cm" svg:y2="10.616cm">
          <text:p/>
        </draw:line>
        <draw:custom-shape draw:style-name="gr3" draw:text-style-name="P5" xml:id="id36" draw:id="id36" draw:layer="layout" svg:width="4.192cm" svg:height="2.356cm" svg:x="2.501cm" svg:y="13.6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25" draw:id="id25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custom-shape draw:style-name="gr5" draw:text-style-name="P5" xml:id="id39" draw:id="id39" draw:layer="layout" svg:width="4.691cm" svg:height="2.356cm" svg:x="14.401cm" svg:y="1.9cm">
          <draw:glue-point draw:id="4" svg:x="-5.001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401cm" svg:y1="2.7cm" svg:x2="19.092cm" svg:y2="2.7cm">
          <text:p/>
        </draw:line>
        <draw:line draw:style-name="gr4" draw:text-style-name="P6" draw:layer="layout" svg:x1="14.401cm" svg:y1="2.802cm" svg:x2="19.092cm" svg:y2="2.802cm">
          <text:p/>
        </draw:line>
        <draw:custom-shape draw:style-name="gr3" draw:text-style-name="P5" xml:id="id30" draw:id="id30" draw:layer="layout" svg:width="4.192cm" svg:height="2.356cm" svg:x="11.301cm" svg:y="10.2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01cm" svg:y1="11.014cm" svg:x2="15.493cm" svg:y2="11.014cm">
          <text:p/>
        </draw:line>
        <draw:line draw:style-name="gr4" draw:text-style-name="P6" draw:layer="layout" svg:x1="11.301cm" svg:y1="11.116cm" svg:x2="15.493cm" svg:y2="11.116cm">
          <text:p/>
        </draw:line>
        <draw:custom-shape draw:style-name="gr5" draw:text-style-name="P5" xml:id="id26" draw:id="id26" draw:layer="layout" svg:width="4.691cm" svg:height="2.356cm" svg:x="8.596cm" svg:y="13.6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596cm" svg:y1="14.414cm" svg:x2="13.287cm" svg:y2="14.414cm">
          <text:p/>
        </draw:line>
        <draw:line draw:style-name="gr4" draw:text-style-name="P6" draw:layer="layout" svg:x1="8.596cm" svg:y1="14.516cm" svg:x2="13.287cm" svg:y2="14.516cm">
          <text:p/>
        </draw:line>
        <draw:custom-shape draw:style-name="gr3" draw:text-style-name="P5" xml:id="id41" draw:id="id41" draw:layer="layout" svg:width="4.192cm" svg:height="2.356cm" svg:x="13.601cm" svg:y="13.6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01cm" svg:y1="14.414cm" svg:x2="17.793cm" svg:y2="14.414cm">
          <text:p/>
        </draw:line>
        <draw:line draw:style-name="gr4" draw:text-style-name="P6" draw:layer="layout" svg:x1="13.601cm" svg:y1="14.516cm" svg:x2="17.793cm" svg:y2="14.516cm">
          <text:p/>
        </draw:line>
        <draw:custom-shape draw:style-name="gr6" draw:text-style-name="P6" xml:id="id23" draw:id="id23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22" draw:start-glue-point="5" draw:end-shape="id23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22" draw:start-glue-point="4" draw:end-shape="id24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25" draw:start-glue-point="3" draw:end-shape="id22" draw:end-glue-point="1" svg:d="M8601 3078h-1308" svg:viewBox="0 0 1309 1">
          <text:p/>
        </draw:connector>
        <draw:connector draw:style-name="gr9" draw:text-style-name="P5" draw:layer="layout" svg:x1="9.597cm" svg:y1="7.97cm" svg:x2="9.596cm" svg:y2="13.614cm" draw:start-shape="id23" draw:start-glue-point="2" draw:end-shape="id26" draw:end-glue-point="4" svg:d="M9597 7970v2822h-1v2822" svg:viewBox="0 0 2 5645">
          <text:p/>
        </draw:connector>
        <draw:frame draw:style-name="gr10" draw:text-style-name="P16" draw:layer="layout" svg:width="0.7cm" svg:height="0.562cm" svg:x="9cm" svg:y="13.114cm">
          <draw:text-box>
            <text:p text:style-name="P5"><text:span text:style-name="T2">*</text:span></text:p>
          </draw:text-box>
        </draw:frame>
        <draw:connector draw:style-name="gr7" draw:text-style-name="P5" draw:layer="layout" svg:x1="11.693cm" svg:y1="6.792cm" svg:x2="12.901cm" svg:y2="6.792cm" draw:start-shape="id23" draw:start-glue-point="1" draw:end-shape="id27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17.093cm" svg:y1="6.792cm" svg:x2="18.301cm" svg:y2="6.792cm" draw:start-shape="id27" draw:end-shape="id28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22.493cm" svg:y1="6.792cm" svg:x2="23.801cm" svg:y2="6.792cm" draw:start-shape="id28" draw:start-glue-point="1" draw:end-shape="id29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2">*</text:span></text:p>
          </draw:text-box>
        </draw:frame>
        <draw:connector draw:style-name="gr9" draw:text-style-name="P5" draw:layer="layout" svg:x1="14.997cm" svg:y1="7.97cm" svg:x2="13.397cm" svg:y2="10.214cm" draw:start-shape="id27" draw:start-glue-point="2" draw:end-shape="id30" svg:d="M14997 7970v1122h-1600v1122" svg:viewBox="0 0 1601 2245">
          <text:p/>
        </draw:connector>
        <draw:frame draw:style-name="gr10" draw:text-style-name="P16" draw:layer="layout" svg:width="0.7cm" svg:height="0.562cm" svg:x="12.8cm" svg:y="9.752cm">
          <draw:text-box>
            <text:p text:style-name="P5"><text:span text:style-name="T2">*</text:span></text:p>
          </draw:text-box>
        </draw:frame>
        <draw:connector draw:style-name="gr11" draw:text-style-name="P5" draw:layer="layout" draw:line-skew="0.122cm" svg:x1="10.941cm" svg:y1="13.614cm" svg:x2="13.397cm" svg:y2="12.57cm" draw:start-shape="id26" draw:start-glue-point="0" draw:end-shape="id30" draw:end-glue-point="2" svg:d="M10941 13614v-400h2456v-644" svg:viewBox="0 0 2457 1045">
          <text:p/>
        </draw:connector>
        <draw:connector draw:style-name="gr11" draw:text-style-name="P5" draw:layer="layout" draw:line-skew="0.109cm" svg:x1="15.7cm" svg:y1="13.614cm" svg:x2="13.397cm" svg:y2="12.57cm" draw:start-shape="id31" draw:end-shape="id30" draw:end-glue-point="2" svg:d="M15700 13614v-400h-2303v-644" svg:viewBox="0 0 2304 1045">
          <text:p/>
        </draw:connector>
        <draw:connector draw:style-name="gr11" draw:text-style-name="P5" draw:layer="layout" draw:line-skew="0.122cm" svg:x1="20.897cm" svg:y1="13.614cm" svg:x2="23.097cm" svg:y2="12.57cm" draw:start-shape="id32" draw:start-glue-point="0" draw:end-shape="id33" draw:end-glue-point="2" svg:d="M20897 13614v-400h2200v-644" svg:viewBox="0 0 2201 1045">
          <text:p/>
        </draw:connector>
        <draw:connector draw:style-name="gr11" draw:text-style-name="P5" draw:layer="layout" draw:line-skew="0.122cm" svg:x1="25.297cm" svg:y1="13.614cm" svg:x2="23.097cm" svg:y2="12.57cm" draw:start-shape="id34" draw:start-glue-point="0" draw:end-shape="id33" draw:end-glue-point="2" svg:d="M25297 13614v-400h-2200v-644" svg:viewBox="0 0 2201 1045">
          <text:p/>
        </draw:connector>
        <draw:connector draw:style-name="gr12" draw:text-style-name="P5" draw:layer="layout" svg:x1="14.997cm" svg:y1="5.614cm" svg:x2="19.201cm" svg:y2="5.614cm" draw:start-shape="id27" draw:start-glue-point="0" draw:end-shape="id28" draw:end-glue-point="4" svg:d="M14997 5614v-525h4204v525" svg:viewBox="0 0 4205 526">
          <text:p/>
        </draw:connector>
        <draw:frame draw:style-name="gr13" draw:text-style-name="P14" draw:layer="layout" svg:width="3.978cm" svg:height="0.886cm" svg:x="15.1cm" svg:y="4.328cm">
          <draw:text-box>
            <text:p><text:span text:style-name="T2">selected-impl</text:span></text:p>
          </draw:text-box>
        </draw:frame>
        <draw:connector draw:style-name="gr12" draw:text-style-name="P5" draw:layer="layout" svg:x1="21.599cm" svg:y1="5.614cm" svg:x2="25.897cm" svg:y2="5.614cm" draw:start-shape="id28" draw:start-glue-point="5" draw:end-shape="id29" draw:end-glue-point="0" svg:d="M21599 5614v-525h4298v525" svg:viewBox="0 0 4299 526">
          <text:p/>
        </draw:connector>
        <draw:frame draw:style-name="gr14" draw:text-style-name="P14" draw:layer="layout" svg:width="4.342cm" svg:height="0.886cm" svg:x="21.9cm" svg:y="4.328cm">
          <draw:text-box>
            <text:p><text:span text:style-name="T2">selected-mode</text:span></text:p>
          </draw:text-box>
        </draw:frame>
        <draw:connector draw:style-name="gr15" draw:text-style-name="P5" draw:layer="layout" draw:line-skew="-0.576cm" svg:x1="9.2cm" svg:y1="1.4cm" svg:x2="2.501cm" svg:y2="14.792cm" draw:start-shape="id35" draw:start-glue-point="3" draw:end-shape="id36" draw:end-glue-point="3" svg:d="M9200 1400h-7800v13392h1101" svg:viewBox="0 0 7801 13393">
          <text:p/>
        </draw:connector>
        <draw:connector draw:style-name="gr9" draw:text-style-name="P5" draw:layer="layout" svg:x1="25.897cm" svg:y1="7.97cm" svg:x2="23.097cm" svg:y2="10.214cm" draw:start-shape="id29" draw:start-glue-point="2" draw:end-shape="id33" draw:end-glue-point="0" svg:d="M25897 7970v1122h-2800v1122" svg:viewBox="0 0 2801 2245">
          <text:p/>
        </draw:connector>
        <draw:frame draw:style-name="gr10" draw:text-style-name="P16" draw:layer="layout" svg:width="0.7cm" svg:height="0.562cm" svg:x="22.503cm" svg:y="9.752cm">
          <draw:text-box>
            <text:p text:style-name="P5"><text:span text:style-name="T2">*</text:span></text:p>
          </draw:text-box>
        </draw:frame>
        <draw:connector draw:style-name="gr12" draw:text-style-name="P5" draw:layer="layout" svg:x1="21.001cm" svg:y1="11.392cm" svg:x2="15.493cm" svg:y2="11.392cm" draw:start-shape="id33" draw:start-glue-point="3" draw:end-shape="id30" svg:d="M21001 11392h-5508" svg:viewBox="0 0 5509 1">
          <text:p/>
        </draw:connector>
        <draw:frame draw:style-name="gr16" draw:text-style-name="P14" draw:layer="layout" svg:width="3.474cm" svg:height="0.886cm" svg:x="16.722cm" svg:y="10.614cm">
          <draw:text-box>
            <text:p><text:span text:style-name="T2">return-type</text:span></text:p>
          </draw:text-box>
        </draw:frame>
        <draw:connector draw:style-name="gr9" draw:text-style-name="P5" draw:layer="layout" draw:line-skew="-1.578cm -0.276cm" svg:x1="3.101cm" svg:y1="7.97cm" svg:x2="2.501cm" svg:y2="13.915cm" draw:start-shape="id24" draw:start-glue-point="4" draw:end-shape="id36" draw:end-glue-point="4" svg:d="M3101 7970v1244h-1401v4701h801" svg:viewBox="0 0 1402 5946">
          <text:p/>
        </draw:connector>
        <draw:connector draw:style-name="gr9" draw:text-style-name="P5" draw:layer="layout" svg:x1="4.597cm" svg:y1="7.97cm" svg:x2="4.597cm" svg:y2="9.714cm" draw:start-shape="id24" draw:end-shape="id37" draw:end-glue-point="0" svg:d="M4597 7970v1744" svg:viewBox="0 0 1 1745">
          <text:p/>
        </draw:connector>
        <draw:frame draw:style-name="gr10" draw:text-style-name="P16" draw:layer="layout" svg:width="0.7cm" svg:height="0.562cm" svg:x="1.9cm" svg:y="13.852cm">
          <draw:text-box>
            <text:p text:style-name="P5"><text:span text:style-name="T2">*</text:span></text:p>
          </draw:text-box>
        </draw:frame>
        <draw:frame draw:style-name="gr10" draw:text-style-name="P16" draw:layer="layout" svg:width="0.7cm" svg:height="0.562cm" svg:x="4cm" svg:y="9.252cm">
          <draw:text-box>
            <text:p text:style-name="P5"><text:span text:style-name="T2">*</text:span></text:p>
          </draw:text-box>
        </draw:frame>
        <draw:connector draw:style-name="gr12" draw:text-style-name="P5" draw:layer="layout" svg:x1="4.597cm" svg:y1="13.614cm" svg:x2="4.597cm" svg:y2="12.07cm" draw:start-shape="id36" draw:end-shape="id37" draw:end-glue-point="2" svg:d="M4597 13614v-1544" svg:viewBox="0 0 1 1545">
          <text:p/>
        </draw:connector>
        <draw:frame draw:style-name="gr17" draw:text-style-name="P14" draw:layer="layout" svg:width="1.653cm" svg:height="0.886cm" svg:x="4.447cm" svg:y="12.428cm">
          <draw:text-box>
            <text:p><text:span text:style-name="T2">type</text:span></text:p>
          </draw:text-box>
        </draw:frame>
        <draw:connector draw:style-name="gr9" draw:text-style-name="P5" draw:layer="layout" svg:x1="6.693cm" svg:y1="10.892cm" svg:x2="8.596cm" svg:y2="14.792cm" draw:start-shape="id37" draw:start-glue-point="1" draw:end-shape="id26" svg:d="M6693 10892h951v3900h952" svg:viewBox="0 0 1904 3901">
          <text:p/>
        </draw:connector>
        <draw:frame draw:style-name="gr10" draw:text-style-name="P16" draw:layer="layout" svg:width="0.7cm" svg:height="0.562cm" svg:x="8cm" svg:y="14.752cm">
          <draw:text-box>
            <text:p text:style-name="P5"><text:span text:style-name="T2">*</text:span></text:p>
          </draw:text-box>
        </draw:frame>
        <draw:connector draw:style-name="gr18" draw:text-style-name="P5" draw:layer="layout" svg:x1="6.693cm" svg:y1="14.015cm" svg:x2="7.435cm" svg:y2="14.015cm" draw:start-shape="id36" draw:start-glue-point="8" draw:end-shape="id38" draw:end-glue-point="3" svg:d="M6693 14015h742" svg:viewBox="0 0 743 1">
          <text:p/>
        </draw:connector>
        <draw:frame draw:style-name="gr10" draw:text-style-name="P16" draw:layer="layout" svg:width="0.7cm" svg:height="0.562cm" svg:x="10.7cm" svg:y="10.914cm">
          <draw:text-box>
            <text:p text:style-name="P5"><text:span text:style-name="T2">*</text:span></text:p>
          </draw:text-box>
        </draw:frame>
        <draw:connector draw:style-name="gr9" draw:text-style-name="P5" draw:layer="layout" draw:line-skew="0.219cm" svg:x1="5.799cm" svg:y1="15.97cm" svg:x2="3.101cm" svg:y2="15.97cm" draw:start-shape="id36" draw:start-glue-point="6" draw:end-shape="id36" draw:end-glue-point="7" svg:d="M5799 15970v744h-2698v-744" svg:viewBox="0 0 2699 745">
          <text:p/>
        </draw:connector>
        <draw:frame draw:style-name="gr10" draw:text-style-name="P16" draw:layer="layout" svg:width="0.7cm" svg:height="0.562cm" svg:x="2.5cm" svg:y="15.914cm">
          <draw:text-box>
            <text:p text:style-name="P5"><text:span text:style-name="T2">*</text:span></text:p>
          </draw:text-box>
        </draw:frame>
        <draw:frame draw:style-name="gr19" draw:text-style-name="P14" draw:layer="layout" svg:width="4.071cm" svg:height="0.886cm" svg:x="2.5cm" svg:y="16.728cm">
          <draw:text-box>
            <text:p><text:span text:style-name="T2">SubResources</text:span></text:p>
          </draw:text-box>
        </draw:frame>
        <draw:frame draw:style-name="gr19" draw:text-style-name="P14" draw:layer="layout" svg:width="4.071cm" svg:height="0.886cm" draw:transform="rotate (-1.5707963267949) translate (2.5cm 9.528cm)">
          <draw:text-box>
            <text:p><text:span text:style-name="T2">SubResources</text:span></text:p>
          </draw:text-box>
        </draw:frame>
        <draw:frame draw:style-name="gr20" draw:text-style-name="P17" draw:layer="layout" svg:width="3.757cm" svg:height="0.886cm" draw:transform="rotate (-1.5707963267949) translate (2.2cm 1.843cm)">
          <draw:text-box>
            <text:p><text:span text:style-name="T7">deployed-on</text:span></text:p>
          </draw:text-box>
        </draw:frame>
        <draw:connector draw:style-name="gr9" draw:text-style-name="P5" draw:layer="layout" draw:line-skew="-5.047cm 0.005cm" svg:x1="6.693cm" svg:y1="15.413cm" svg:x2="20.897cm" svg:y2="15.97cm" draw:start-shape="id36" draw:start-glue-point="9" draw:end-shape="id32" draw:end-glue-point="2" svg:d="M6693 15413h1007v1087h13197v-530" svg:viewBox="0 0 14205 1088">
          <text:p/>
        </draw:connector>
        <draw:frame draw:style-name="gr10" draw:text-style-name="P16" draw:layer="layout" svg:width="0.7cm" svg:height="0.562cm" svg:x="20.8cm" svg:y="15.914cm">
          <draw:text-box>
            <text:p text:style-name="P5"><text:span text:style-name="T2">*</text:span></text:p>
          </draw:text-box>
        </draw:frame>
        <draw:connector draw:style-name="gr7" draw:text-style-name="P5" draw:layer="layout" svg:x1="12.793cm" svg:y1="3.699cm" svg:x2="14.401cm" svg:y2="3.699cm" draw:start-shape="id25" draw:start-glue-point="4" draw:end-shape="id39" draw:end-glue-point="4" svg:d="M12793 3699h1608" svg:viewBox="0 0 1609 1">
          <text:p/>
        </draw:connector>
        <draw:frame draw:style-name="gr10" draw:text-style-name="P16" draw:layer="layout" svg:width="0.7cm" svg:height="0.562cm" svg:x="13.8cm" svg:y="3.638cm">
          <draw:text-box>
            <text:p text:style-name="P5"><text:span text:style-name="T2">*</text:span></text:p>
          </draw:text-box>
        </draw:frame>
        <draw:connector draw:style-name="gr21" draw:text-style-name="P5" draw:layer="layout" draw:line-skew="0.605cm" svg:x1="20.397cm" svg:y1="7.97cm" svg:x2="16.599cm" svg:y2="7.97cm" draw:start-shape="id28" draw:end-shape="id27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2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25" draw:end-shape="id27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2">target</text:span></text:p>
          </draw:text-box>
        </draw:frame>
        <draw:connector draw:style-name="gr9" draw:text-style-name="P5" draw:layer="layout" draw:line-skew="-2.697cm" svg:x1="12.793cm" svg:y1="3.078cm" svg:x2="20.2cm" svg:y2="1.701cm" draw:start-shape="id25" draw:start-glue-point="1" draw:end-shape="id40" draw:end-glue-point="3" svg:d="M12793 3078h1007v-1377h6400" svg:viewBox="0 0 7408 1378">
          <text:p/>
        </draw:connector>
        <draw:frame draw:style-name="gr10" draw:text-style-name="P16" draw:layer="layout" svg:width="0.7cm" svg:height="0.562cm" svg:x="25.2cm" svg:y="15.914cm">
          <draw:text-box>
            <text:p text:style-name="P5"><text:span text:style-name="T2">*</text:span></text:p>
          </draw:text-box>
        </draw:frame>
        <draw:frame draw:style-name="gr24" draw:text-style-name="P14" draw:layer="layout" svg:width="3.402cm" svg:height="0.886cm" svg:x="24.998cm" svg:y="1.7cm">
          <draw:text-box>
            <text:p><text:span text:style-name="T2">Constraints</text:span></text:p>
          </draw:text-box>
        </draw:frame>
        <draw:connector draw:style-name="gr12" draw:text-style-name="P5" draw:layer="layout" svg:x1="17.099cm" svg:y1="13.614cm" svg:x2="15.493cm" svg:y2="12.199cm" draw:start-shape="id41" draw:start-glue-point="4" draw:end-shape="id30" draw:end-glue-point="4" svg:d="M17099 13614v-1415h-1606" svg:viewBox="0 0 1607 1416">
          <text:p/>
        </draw:connector>
        <draw:frame draw:style-name="gr25" draw:text-style-name="P14" draw:layer="layout" svg:width="1.217cm" svg:height="0.886cm" svg:x="16.983cm" svg:y="12.3cm">
          <draw:text-box>
            <text:p><text:span text:style-name="T2">ref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26" draw:text-style-name="P5" draw:layer="layout" svg:width="20.7cm" svg:height="0.9cm" svg:x="7.7cm" svg:y="16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7.9cm" svg:y1="17.1cm" svg:x2="19.2cm" svg:y2="17.1cm" svg:d="M17900 17100h1300" svg:viewBox="0 0 1301 1">
          <text:p/>
        </draw:connector>
        <draw:connector draw:style-name="gr7" draw:text-style-name="P5" draw:layer="layout" svg:x1="7.9cm" svg:y1="17.04cm" svg:x2="9.2cm" svg:y2="17.04cm" svg:d="M7900 17040h1300" svg:viewBox="0 0 1301 1">
          <text:p/>
        </draw:connector>
        <draw:frame draw:style-name="gr10" draw:text-style-name="P16" draw:layer="layout" svg:width="0.577cm" svg:height="0.562cm" svg:x="8.63cm" svg:y="16.9cm">
          <draw:text-box>
            <text:p text:style-name="P5"><text:span text:style-name="T6">n</text:span></text:p>
          </draw:text-box>
        </draw:frame>
        <draw:connector draw:style-name="gr12" draw:text-style-name="P5" draw:layer="layout" svg:x1="14.082cm" svg:y1="17.101cm" svg:x2="15.382cm" svg:y2="17.1cm" svg:d="M14082 17101h650v-1h650" svg:viewBox="0 0 1301 2">
          <text:p/>
        </draw:connector>
        <draw:connector draw:style-name="gr11" draw:text-style-name="P5" draw:layer="layout" svg:x1="24.013cm" svg:y1="17.1cm" svg:x2="25.3cm" svg:y2="17.1cm" svg:d="M24013 17100h1287" svg:viewBox="0 0 1288 1">
          <text:p/>
        </draw:connector>
        <draw:frame draw:style-name="gr10" draw:text-style-name="P12" draw:layer="layout" svg:width="0.7cm" svg:height="0.562cm" svg:x="18.6cm" svg:y="17.1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107cm" svg:x1="13.8cm" svg:y1="1.4cm" svg:x2="20.397cm" svg:y2="5.614cm" draw:start-shape="id35" draw:start-glue-point="1" draw:end-shape="id28" draw:end-glue-point="0" svg:d="M13800 1400h6597v4214" svg:viewBox="0 0 6598 4215">
          <text:p/>
        </draw:connector>
        <draw:circle draw:style-name="gr28" draw:text-style-name="P5" xml:id="id40" draw:id="id40" draw:layer="layout" svg:width="0.4cm" svg:height="0.4cm" svg:x="20.2cm" svg:y="1.501cm" draw:kind="arc" draw:start-angle="179.7" draw:end-angle="0.4">
          <text:p/>
        </draw:circle>
        <draw:circle draw:style-name="gr28" draw:text-style-name="P5" xml:id="id38" draw:id="id38" draw:layer="layout" svg:width="0.4cm" svg:height="0.4cm" svg:x="7.435cm" svg:y="13.815cm" draw:kind="arc" draw:start-angle="179.7" draw:end-angle="0.4">
          <text:p/>
        </draw:circle>
        <draw:circle draw:style-name="gr28" draw:text-style-name="P5" xml:id="id42" draw:id="id42" draw:layer="layout" svg:width="0.4cm" svg:height="0.4cm" svg:x="9.4cm" svg:y="11.194cm" draw:kind="arc" draw:start-angle="179.7" draw:end-angle="0.4">
          <text:p/>
        </draw:circle>
        <draw:connector draw:style-name="gr27" draw:text-style-name="P5" draw:layer="layout" svg:x1="9.8cm" svg:y1="11.394cm" svg:x2="11.301cm" svg:y2="11.392cm" draw:start-shape="id42" draw:start-glue-point="1" draw:end-shape="id30" svg:d="M9800 11394h751v-2h750" svg:viewBox="0 0 1502 3">
          <text:p/>
        </draw:connector>
        <draw:connector draw:style-name="gr27" draw:text-style-name="P5" draw:layer="layout" draw:line-skew="-0.218cm" svg:x1="7.835cm" svg:y1="14.015cm" svg:x2="9.4cm" svg:y2="11.394cm" draw:start-shape="id38" draw:start-glue-point="1" draw:end-shape="id42" draw:end-glue-point="3" svg:d="M7835 14015h565v-2621h1000" svg:viewBox="0 0 1566 2622">
          <text:p/>
        </draw:connector>
        <draw:connector draw:style-name="gr27" draw:text-style-name="P5" draw:layer="layout" draw:line-skew="6.499cm" svg:x1="20.6cm" svg:y1="1.701cm" svg:x2="25.297cm" svg:y2="15.97cm" draw:start-shape="id40" draw:start-glue-point="1" draw:end-shape="id34" draw:end-glue-point="2" svg:d="M20600 1701h7800v14794h-3103v-525" svg:viewBox="0 0 7801 14795">
          <text:p/>
        </draw:connector>
        <draw:line draw:style-name="gr4" draw:text-style-name="P6" xml:id="id35" draw:id="id35" draw:layer="layout" svg:x1="9.2cm" svg:y1="1.4cm" svg:x2="13.8cm" svg:y2="1.4cm">
          <text:p/>
        </draw:line>
        <draw:custom-shape draw:style-name="gr30" draw:text-style-name="P19" draw:layer="layout" svg:width="21cm" svg:height="4.3cm" svg:x="7.3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1.6cm" svg:height="2.8cm" svg:x="8cm" svg:y="1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1cm" svg:height="6.4cm" svg:x="7.3cm" svg:y="9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4" draw:layer="layout" svg:width="14.5cm" svg:height="0.886cm" svg:x="13.9cm" svg:y="15.7cm">
          <draw:text-box>
            <text:p><text:span text:style-name="T2"><text:tab/></text:span><text:span text:style-name="T2"> </text:span><text:span text:style-name="T2">AST structure</text:span><text:span text:style-name="T2"><text:tab/></text:span><text:span text:style-name="T2"><text:tab/></text:span><text:span text:style-name="T2"><text:tab/></text:span><text:span text:style-name="T2">RAG</text:span><text:span text:style-name="T2"><text:tab/></text:span><text:span text:style-name="T2"><text:tab/></text:span><text:span text:style-name="T2"><text:tab/></text:span><text:span text:style-name="T2">„RAG-List“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2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2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2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2">Component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1">Implementation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2">Mode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1cm" svg:y="11.562cm">
          <draw:text-box>
            <text:p text:style-name="P2"><text:span text:style-name="T2">Clause</text:span></text:p>
            <text:p text:style-name="P2"><text:span text:style-name="T2">comparator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2.5cm" svg:y="13.614cm">
          <draw:text-box>
            <text:p text:style-name="P2"><text:span text:style-name="T2">Resource</text:span></text:p>
            <text:p text:style-name="P2"><text:span text:style-name="T2">name</text:span></text:p>
            <text:p text:style-name="P4"><text:span text:style-name="T2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2">Request</text:span></text:p>
            <text:p text:style-name="P2"><text:span text:style-name="T2">objective</text:span></text:p>
          </draw:text-box>
        </draw:frame>
        <draw:frame draw:style-name="gr2" draw:text-style-name="P15" draw:layer="layout" svg:width="4.7cm" svg:height="2.4cm" svg:x="10.2cm" svg:y="11.562cm">
          <draw:text-box>
            <text:p text:style-name="P2"><text:span text:style-name="T2">Property</text:span></text:p>
            <text:p text:style-name="P2"><text:span text:style-name="T2">name, unit, kind</text:span></text:p>
            <text:p text:style-name="P4"><text:span text:style-name="T2">direction, agg</text:span></text:p>
          </draw:text-box>
        </draw:frame>
        <draw:custom-shape draw:style-name="gr3" draw:text-style-name="P5" xml:id="id43" draw:id="id43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45" draw:id="id45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50" draw:id="id50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53" draw:id="id53" draw:layer="layout" svg:width="4.192cm" svg:height="2.356cm" svg:x="21.001cm" svg:y="11.562cm">
          <draw:glue-point draw:id="4" svg:x="-3.093cm" svg:y="5.106cm"/>
          <draw:glue-point draw:id="5" svg:x="2.869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2.362cm" svg:x2="25.193cm" svg:y2="12.362cm">
          <text:p/>
        </draw:line>
        <draw:line draw:style-name="gr4" draw:text-style-name="P6" draw:layer="layout" svg:x1="21.001cm" svg:y1="12.464cm" svg:x2="25.193cm" svg:y2="12.464cm">
          <text:p/>
        </draw:lin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46" draw:id="id46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line draw:style-name="gr4" draw:text-style-name="P6" draw:layer="layout" svg:x1="10.2cm" svg:y1="12.376cm" svg:x2="14.9cm" svg:y2="12.376cm">
          <text:p/>
        </draw:line>
        <draw:line draw:style-name="gr4" draw:text-style-name="P6" draw:layer="layout" svg:x1="10.2cm" svg:y1="12.478cm" svg:x2="14.9cm" svg:y2="12.478cm">
          <text:p/>
        </draw:line>
        <draw:custom-shape draw:style-name="gr6" draw:text-style-name="P6" xml:id="id44" draw:id="id44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43" draw:start-glue-point="5" draw:end-shape="id44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43" draw:start-glue-point="4" draw:end-shape="id45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46" draw:start-glue-point="3" draw:end-shape="id43" draw:end-glue-point="1" svg:d="M8601 3078h-1308" svg:viewBox="0 0 1309 1">
          <text:p/>
        </draw:connector>
        <draw:connector draw:style-name="gr9" draw:text-style-name="P5" draw:layer="layout" svg:x1="9.597cm" svg:y1="7.97cm" svg:x2="10.751cm" svg:y2="11.56cm" draw:start-shape="id44" draw:start-glue-point="2" draw:end-shape="id47" draw:end-glue-point="5" svg:d="M9597 7970v1795h1154v1795" svg:viewBox="0 0 1155 3591">
          <text:p/>
        </draw:connector>
        <draw:frame draw:style-name="gr10" draw:text-style-name="P16" draw:layer="layout" svg:width="0.7cm" svg:height="0.562cm" svg:x="10.6cm" svg:y="11.1cm">
          <draw:text-box>
            <text:p text:style-name="P5"><text:span text:style-name="T2">*</text:span></text:p>
          </draw:text-box>
        </draw:frame>
        <draw:connector draw:style-name="gr7" draw:text-style-name="P5" draw:layer="layout" svg:x1="11.693cm" svg:y1="6.792cm" svg:x2="12.901cm" svg:y2="6.792cm" draw:start-shape="id44" draw:start-glue-point="1" draw:end-shape="id48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17.093cm" svg:y1="6.792cm" svg:x2="18.301cm" svg:y2="6.792cm" draw:start-shape="id48" draw:end-shape="id49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22.493cm" svg:y1="6.792cm" svg:x2="23.801cm" svg:y2="6.792cm" draw:start-shape="id49" draw:start-glue-point="1" draw:end-shape="id50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2">*</text:span></text:p>
          </draw:text-box>
        </draw:frame>
        <draw:connector draw:style-name="gr9" draw:text-style-name="P5" draw:layer="layout" svg:x1="14.997cm" svg:y1="7.97cm" svg:x2="12.55cm" svg:y2="11.56cm" draw:start-shape="id48" draw:start-glue-point="2" draw:end-shape="id47" draw:end-glue-point="0" svg:d="M14997 7970v1795h-2447v1795" svg:viewBox="0 0 2448 3591">
          <text:p/>
        </draw:connector>
        <draw:frame draw:style-name="gr10" draw:text-style-name="P16" draw:layer="layout" svg:width="0.7cm" svg:height="0.562cm" svg:x="12.4cm" svg:y="11.1cm">
          <draw:text-box>
            <text:p text:style-name="P5"><text:span text:style-name="T2">*</text:span></text:p>
          </draw:text-box>
        </draw:frame>
        <draw:connector draw:style-name="gr15" draw:text-style-name="P5" draw:layer="layout" draw:line-skew="-0.576cm" svg:x1="9.2cm" svg:y1="1.4cm" svg:x2="2.501cm" svg:y2="14.778cm" draw:start-shape="id51" draw:start-glue-point="3" draw:end-shape="id52" draw:end-glue-point="3" svg:d="M9200 1400h-7800v13378h1101" svg:viewBox="0 0 7801 13379">
          <text:p/>
        </draw:connector>
        <draw:connector draw:style-name="gr9" draw:text-style-name="P5" draw:layer="layout" svg:x1="25.897cm" svg:y1="7.97cm" svg:x2="23.097cm" svg:y2="11.562cm" draw:start-shape="id50" draw:start-glue-point="2" draw:end-shape="id53" draw:end-glue-point="0" svg:d="M25897 7970v1796h-2800v1796" svg:viewBox="0 0 2801 3593">
          <text:p/>
        </draw:connector>
        <draw:frame draw:style-name="gr10" draw:text-style-name="P16" draw:layer="layout" svg:width="0.7cm" svg:height="0.562cm" svg:x="22.503cm" svg:y="11.1cm">
          <draw:text-box>
            <text:p text:style-name="P5"><text:span text:style-name="T2">*</text:span></text:p>
          </draw:text-box>
        </draw:frame>
        <draw:connector draw:style-name="gr12" draw:text-style-name="P5" draw:layer="layout" svg:x1="21.001cm" svg:y1="12.74cm" svg:x2="14.9cm" svg:y2="12.74cm" draw:start-shape="id53" draw:start-glue-point="3" draw:end-shape="id47" svg:d="M21001 12740h-6101" svg:viewBox="0 0 6102 1">
          <text:p/>
        </draw:connector>
        <draw:frame draw:style-name="gr16" draw:text-style-name="P14" draw:layer="layout" svg:width="3.474cm" svg:height="0.886cm" svg:x="16.526cm" svg:y="12.714cm">
          <draw:text-box>
            <text:p><text:span text:style-name="T2">return-type</text:span></text:p>
          </draw:text-box>
        </draw:frame>
        <draw:connector draw:style-name="gr9" draw:text-style-name="P5" draw:layer="layout" draw:line-skew="-1.578cm -0.276cm" svg:x1="3.101cm" svg:y1="7.97cm" svg:x2="2.501cm" svg:y2="13.901cm" draw:start-shape="id45" draw:start-glue-point="4" draw:end-shape="id52" draw:end-glue-point="4" svg:d="M3101 7970v1237h-1401v4694h801" svg:viewBox="0 0 1402 5932">
          <text:p/>
        </draw:connector>
        <draw:frame draw:style-name="gr10" draw:text-style-name="P16" draw:layer="layout" svg:width="0.7cm" svg:height="0.562cm" svg:x="1.9cm" svg:y="13.852cm">
          <draw:text-box>
            <text:p text:style-name="P5"><text:span text:style-name="T2">*</text:span></text:p>
          </draw:text-box>
        </draw:frame>
        <draw:connector draw:style-name="gr18" draw:text-style-name="P5" draw:layer="layout" svg:x1="6.693cm" svg:y1="14.001cm" svg:x2="10.2cm" svg:y2="13.097cm" draw:start-shape="id52" draw:start-glue-point="8" draw:end-shape="id47" draw:end-glue-point="7" svg:d="M6693 14001h1754v-904h1753" svg:viewBox="0 0 3508 905">
          <text:p/>
        </draw:connector>
        <draw:frame draw:style-name="gr10" draw:text-style-name="P16" draw:layer="layout" svg:width="0.7cm" svg:height="0.562cm" svg:x="9.6cm" svg:y="13.138cm">
          <draw:text-box>
            <text:p text:style-name="P5"><text:span text:style-name="T2">*</text:span></text:p>
          </draw:text-box>
        </draw:frame>
        <draw:connector draw:style-name="gr9" draw:text-style-name="P5" draw:layer="layout" draw:line-skew="0.219cm" svg:x1="5.799cm" svg:y1="15.956cm" svg:x2="3.101cm" svg:y2="15.956cm" draw:start-shape="id52" draw:start-glue-point="6" draw:end-shape="id52" draw:end-glue-point="7" svg:d="M5799 15956v744h-2698v-744" svg:viewBox="0 0 2699 745">
          <text:p/>
        </draw:connector>
        <draw:frame draw:style-name="gr10" draw:text-style-name="P16" draw:layer="layout" svg:width="0.7cm" svg:height="0.562cm" svg:x="2.5cm" svg:y="15.914cm">
          <draw:text-box>
            <text:p text:style-name="P5"><text:span text:style-name="T2">*</text:span></text:p>
          </draw:text-box>
        </draw:frame>
        <draw:frame draw:style-name="gr19" draw:text-style-name="P14" draw:layer="layout" svg:width="4.071cm" svg:height="0.886cm" svg:x="5.729cm" svg:y="16.014cm">
          <draw:text-box>
            <text:p><text:span text:style-name="T2">SubResources</text:span></text:p>
          </draw:text-box>
        </draw:frame>
        <draw:frame draw:style-name="gr19" draw:text-style-name="P14" draw:layer="layout" svg:width="4.071cm" svg:height="0.886cm" draw:transform="rotate (-1.5707963267949) translate (2.5cm 9.528cm)">
          <draw:text-box>
            <text:p><text:span text:style-name="T2">SubResources</text:span></text:p>
          </draw:text-box>
        </draw:frame>
        <draw:frame draw:style-name="gr20" draw:text-style-name="P17" draw:layer="layout" svg:width="3.757cm" svg:height="0.886cm" draw:transform="rotate (-1.5707963267949) translate (2.2cm 1.843cm)">
          <draw:text-box>
            <text:p><text:span text:style-name="T7">deployed-on</text:span></text:p>
          </draw:text-box>
        </draw:frame>
        <draw:connector draw:style-name="gr9" draw:text-style-name="P5" draw:layer="layout" svg:x1="6.693cm" svg:y1="15.399cm" svg:x2="21.801cm" svg:y2="13.918cm" draw:start-shape="id52" draw:start-glue-point="9" draw:end-shape="id53" draw:end-glue-point="4" svg:d="M6693 15399h15108v-1481" svg:viewBox="0 0 15109 1482">
          <text:p/>
        </draw:connector>
        <draw:frame draw:style-name="gr10" draw:text-style-name="P16" draw:layer="layout" svg:width="0.7cm" svg:height="0.562cm" svg:x="21.2cm" svg:y="13.848cm">
          <draw:text-box>
            <text:p text:style-name="P5"><text:span text:style-name="T2">*</text:span></text:p>
          </draw:text-box>
        </draw:frame>
        <draw:g>
          <draw:connector draw:style-name="gr33" draw:text-style-name="P5" draw:layer="layout" svg:x1="21.599cm" svg:y1="5.614cm" svg:x2="25.897cm" svg:y2="5.614cm" draw:start-shape="id49" draw:start-glue-point="5" draw:end-shape="id50" draw:end-glue-point="0" svg:d="M21599 5614v-525h4298v525" svg:viewBox="0 0 4299 526">
            <text:p/>
          </draw:connector>
          <draw:connector draw:style-name="gr33" draw:text-style-name="P5" draw:layer="layout" svg:x1="14.997cm" svg:y1="5.614cm" svg:x2="19.201cm" svg:y2="5.614cm" draw:start-shape="id48" draw:start-glue-point="0" draw:end-shape="id49" draw:end-glue-point="4" svg:d="M14997 5614v-525h4204v525" svg:viewBox="0 0 4205 526">
            <text:p/>
          </draw:connector>
          <draw:connector draw:style-name="gr34" draw:text-style-name="P5" draw:layer="layout" svg:x1="4.597cm" svg:y1="7.97cm" svg:x2="4.597cm" svg:y2="9.714cm" draw:start-shape="id45" draw:end-shape="id54" draw:end-glue-point="0" svg:d="M4597 7970v1744" svg:viewBox="0 0 1 1745">
            <text:p/>
          </draw:connector>
          <draw:connector draw:style-name="gr33" draw:text-style-name="P5" draw:layer="layout" svg:x1="4.597cm" svg:y1="13.6cm" svg:x2="4.597cm" svg:y2="12.07cm" draw:start-shape="id52" draw:end-shape="id54" draw:end-glue-point="2" svg:d="M4597 13600v-1530" svg:viewBox="0 0 1 1531">
            <text:p/>
          </draw:connector>
          <draw:connector draw:style-name="gr34" draw:text-style-name="P5" draw:layer="layout" svg:x1="6.693cm" svg:y1="10.892cm" svg:x2="10.2cm" svg:y2="11.875cm" draw:start-shape="id54" draw:start-glue-point="1" draw:end-shape="id47" draw:end-glue-point="6" svg:d="M6693 10892h1754v983h1753" svg:viewBox="0 0 3508 984">
            <text:p/>
          </draw:connector>
          <draw:connector draw:style-name="gr35" draw:text-style-name="P5" draw:layer="layout" svg:x1="12.793cm" svg:y1="3.699cm" svg:x2="14.401cm" svg:y2="3.699cm" draw:start-shape="id46" draw:start-glue-point="4" draw:end-shape="id55" draw:end-glue-point="4" svg:d="M12793 3699h1608" svg:viewBox="0 0 1609 1">
            <text:p/>
          </draw:connector>
          <draw:custom-shape draw:style-name="gr36" draw:text-style-name="P22" xml:id="id54" draw:id="id54" draw:layer="layout" svg:width="4.192cm" svg:height="2.356cm" svg:x="2.501cm" svg:y="9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23" draw:layer="layout" svg:x1="2.501cm" svg:y1="10.514cm" svg:x2="6.693cm" svg:y2="10.514cm">
            <text:p/>
          </draw:line>
          <draw:line draw:style-name="gr37" draw:text-style-name="P23" draw:layer="layout" svg:x1="2.501cm" svg:y1="10.616cm" svg:x2="6.693cm" svg:y2="10.616cm">
            <text:p/>
          </draw:line>
          <draw:custom-shape draw:style-name="gr38" draw:text-style-name="P5" xml:id="id55" draw:id="id55" draw:layer="layout" svg:width="4.691cm" svg:height="2.356cm" svg:x="14.401cm" svg:y="1.9cm">
            <draw:glue-point draw:id="4" svg:x="-5.001cm" svg:y="2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6" draw:layer="layout" svg:x1="14.401cm" svg:y1="2.7cm" svg:x2="19.092cm" svg:y2="2.7cm">
            <text:p/>
          </draw:line>
          <draw:line draw:style-name="gr37" draw:text-style-name="P6" draw:layer="layout" svg:x1="14.401cm" svg:y1="2.802cm" svg:x2="19.092cm" svg:y2="2.802cm">
            <text:p/>
          </draw:line>
        </draw:g>
        <draw:g>
          <draw:frame draw:style-name="gr10" draw:text-style-name="P24" draw:layer="layout" svg:width="0.7cm" svg:height="0.562cm" svg:x="9.6cm" svg:y="11.9cm">
            <draw:text-box>
              <text:p text:style-name="P5"><text:span text:style-name="T8">*</text:span></text:p>
            </draw:text-box>
          </draw:frame>
          <draw:g>
            <draw:frame draw:style-name="gr39" draw:text-style-name="P25" draw:layer="layout" svg:width="4.3cm" svg:height="2.414cm" svg:x="2.5cm" svg:y="9.7cm">
              <draw:text-box>
                <text:p text:style-name="P2"><text:span text:style-name="T8">ResourceType</text:span></text:p>
                <text:p text:style-name="P2"><text:span text:style-name="T8">name</text:span></text:p>
                <text:p text:style-name="P4"><text:span text:style-name="T8">container</text:span></text:p>
              </draw:text-box>
            </draw:frame>
            <draw:frame draw:style-name="gr2" draw:text-style-name="P25" draw:layer="layout" svg:width="4.7cm" svg:height="2.4cm" svg:x="14.4cm" svg:y="1.9cm">
              <draw:text-box>
                <text:p text:style-name="P2"><text:span text:style-name="T8">MetaParameter</text:span></text:p>
                <text:p text:style-name="P2"><text:span text:style-name="T8">name</text:span></text:p>
                <text:p text:style-name="P4"><text:span text:style-name="T8">value</text:span></text:p>
              </draw:text-box>
            </draw:frame>
            <draw:frame draw:style-name="gr13" draw:text-style-name="P26" draw:layer="layout" svg:width="3.978cm" svg:height="0.886cm" svg:x="15.1cm" svg:y="4.328cm">
              <draw:text-box>
                <text:p><text:span text:style-name="T8">selected-impl</text:span></text:p>
              </draw:text-box>
            </draw:frame>
            <draw:frame draw:style-name="gr14" draw:text-style-name="P26" draw:layer="layout" svg:width="4.342cm" svg:height="0.886cm" svg:x="21.9cm" svg:y="4.328cm">
              <draw:text-box>
                <text:p><text:span text:style-name="T8">selected-mode</text:span></text:p>
              </draw:text-box>
            </draw:frame>
            <draw:frame draw:style-name="gr10" draw:text-style-name="P24" draw:layer="layout" svg:width="0.7cm" svg:height="0.562cm" svg:x="4cm" svg:y="9.252cm">
              <draw:text-box>
                <text:p text:style-name="P5"><text:span text:style-name="T8">*</text:span></text:p>
              </draw:text-box>
            </draw:frame>
            <draw:frame draw:style-name="gr17" draw:text-style-name="P26" draw:layer="layout" svg:width="1.653cm" svg:height="0.886cm" svg:x="4.447cm" svg:y="12.428cm">
              <draw:text-box>
                <text:p><text:span text:style-name="T8">type</text:span></text:p>
              </draw:text-box>
            </draw:frame>
            <draw:frame draw:style-name="gr10" draw:text-style-name="P24" draw:layer="layout" svg:width="0.7cm" svg:height="0.562cm" svg:x="13.8cm" svg:y="3.638cm">
              <draw:text-box>
                <text:p text:style-name="P5"><text:span text:style-name="T8">*</text:span></text:p>
              </draw:text-box>
            </draw:frame>
          </draw:g>
        </draw:g>
        <draw:connector draw:style-name="gr21" draw:text-style-name="P5" draw:layer="layout" draw:line-skew="0.605cm" svg:x1="20.397cm" svg:y1="7.97cm" svg:x2="16.599cm" svg:y2="7.97cm" draw:start-shape="id49" draw:end-shape="id48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2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46" draw:end-shape="id48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2">target</text:span></text:p>
          </draw:text-box>
        </draw:frame>
        <draw:connector draw:style-name="gr9" draw:text-style-name="P5" draw:layer="layout" draw:line-skew="-2.697cm" svg:x1="12.793cm" svg:y1="3.078cm" svg:x2="20.2cm" svg:y2="1.701cm" draw:start-shape="id46" draw:start-glue-point="1" draw:end-shape="id56" draw:end-glue-point="3" svg:d="M12793 3078h1007v-1377h6400" svg:viewBox="0 0 7408 1378">
          <text:p/>
        </draw:connector>
        <draw:frame draw:style-name="gr10" draw:text-style-name="P16" draw:layer="layout" svg:width="0.7cm" svg:height="0.562cm" svg:x="23.7cm" svg:y="13.85cm">
          <draw:text-box>
            <text:p text:style-name="P5"><text:span text:style-name="T2">*</text:span></text:p>
          </draw:text-box>
        </draw:frame>
        <draw:frame draw:style-name="gr24" draw:text-style-name="P14" draw:layer="layout" svg:width="3.402cm" svg:height="0.886cm" svg:x="24.998cm" svg:y="1.7cm">
          <draw:text-box>
            <text:p><text:span text:style-name="T2">Constraints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40" draw:text-style-name="P5" draw:layer="layout" svg:width="14.4cm" svg:height="0.9cm" svg:x="13.9cm" svg:y="15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24.1cm" svg:y1="16.1cm" svg:x2="25.4cm" svg:y2="16.1cm" svg:d="M24100 16100h1300" svg:viewBox="0 0 1301 1">
          <text:p/>
        </draw:connector>
        <draw:connector draw:style-name="gr7" draw:text-style-name="P5" draw:layer="layout" svg:x1="14.1cm" svg:y1="16.04cm" svg:x2="15.4cm" svg:y2="16.04cm" svg:d="M14100 16040h1300" svg:viewBox="0 0 1301 1">
          <text:p/>
        </draw:connector>
        <draw:frame draw:style-name="gr10" draw:text-style-name="P16" draw:layer="layout" svg:width="0.577cm" svg:height="0.562cm" svg:x="14.83cm" svg:y="15.9cm">
          <draw:text-box>
            <text:p text:style-name="P5"><text:span text:style-name="T6">n</text:span></text:p>
          </draw:text-box>
        </draw:frame>
        <draw:connector draw:style-name="gr12" draw:text-style-name="P5" draw:layer="layout" svg:x1="20.282cm" svg:y1="16.101cm" svg:x2="21.582cm" svg:y2="16.1cm" svg:d="M20282 16101h650v-1h650" svg:viewBox="0 0 1301 2">
          <text:p/>
        </draw:connector>
        <draw:frame draw:style-name="gr10" draw:text-style-name="P12" draw:layer="layout" svg:width="0.7cm" svg:height="0.562cm" svg:x="24.8cm" svg:y="16.1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107cm" svg:x1="13.8cm" svg:y1="1.4cm" svg:x2="20.397cm" svg:y2="5.614cm" draw:start-shape="id51" draw:start-glue-point="1" draw:end-shape="id49" draw:end-glue-point="0" svg:d="M13800 1400h6597v4214" svg:viewBox="0 0 6598 4215">
          <text:p/>
        </draw:connector>
        <draw:circle draw:style-name="gr28" draw:text-style-name="P5" xml:id="id56" draw:id="id56" draw:layer="layout" svg:width="0.4cm" svg:height="0.4cm" svg:x="20.2cm" svg:y="1.501cm" draw:kind="arc" draw:start-angle="179.7" draw:end-angle="0.4">
          <text:p/>
        </draw:circle>
        <draw:connector draw:style-name="gr27" draw:text-style-name="P5" draw:layer="layout" draw:line-skew="2.682cm 0.957cm" svg:x1="20.6cm" svg:y1="1.701cm" svg:x2="24.299cm" svg:y2="13.918cm" draw:start-shape="id56" draw:start-glue-point="1" draw:end-shape="id53" draw:end-glue-point="5" svg:d="M20600 1701h7800v13699h-4101v-1482" svg:viewBox="0 0 7801 13700">
          <text:p/>
        </draw:connector>
        <draw:line draw:style-name="gr4" draw:text-style-name="P6" xml:id="id51" draw:id="id51" draw:layer="layout" svg:x1="9.2cm" svg:y1="1.4cm" svg:x2="13.8cm" svg:y2="1.4cm">
          <text:p/>
        </draw:line>
        <draw:custom-shape draw:style-name="gr41" draw:text-style-name="P5" xml:id="id47" draw:id="id47" draw:layer="layout" svg:width="4.7cm" svg:height="2.36cm" svg:x="10.2cm" svg:y="11.56cm">
          <draw:glue-point draw:id="4" svg:x="5cm" svg:y="-2.833cm"/>
          <draw:glue-point draw:id="5" svg:x="-3.829cm" svg:y="-5cm"/>
          <draw:glue-point draw:id="6" svg:x="-5cm" svg:y="-3.666cm"/>
          <draw:glue-point draw:id="7" svg:x="-5cm" svg:y="1.51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48" draw:id="id48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9" draw:id="id49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2" draw:id="id52" draw:layer="layout" svg:width="4.192cm" svg:height="2.356cm" svg:x="2.501cm" svg:y="13.6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4" draw:layer="layout" svg:width="14.5cm" svg:height="0.886cm" svg:x="13.9cm" svg:y="15cm">
          <draw:text-box>
            <text:p text:style-name="P27"><text:span text:style-name="T2"><text:tab/></text:span><text:span text:style-name="T2"> </text:span><text:span text:style-name="T2">AST structure</text:span><text:span text:style-name="T2"><text:tab/></text:span><text:span text:style-name="T2"><text:tab/></text:span><text:span text:style-name="T2"><text:tab/></text:span><text:span text:style-name="T2">RAG</text:span><text:span text:style-name="T2"><text:tab/></text:span><text:span text:style-name="T2"><text:tab/></text:span><text:span text:style-name="T2"><text:tab/></text:span><text:span text:style-name="T2">„RAG-List“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8"><text:span text:style-name="T2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8"><text:span text:style-name="T2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8"><text:span text:style-name="T2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8"><text:span text:style-name="T2">Component</text:span></text:p>
            <text:p text:style-name="P28"><text:span text:style-name="T2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8"><text:span text:style-name="T1">Implementation</text:span></text:p>
            <text:p text:style-name="P28"><text:span text:style-name="T2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8"><text:span text:style-name="T2">Mode</text:span></text:p>
            <text:p text:style-name="P28"><text:span text:style-name="T2">name</text:span></text:p>
          </draw:text-box>
        </draw:frame>
        <draw:frame draw:style-name="gr2" draw:text-style-name="P15" draw:layer="layout" svg:width="4.2cm" svg:height="2.4cm" svg:x="21cm" svg:y="11.562cm">
          <draw:text-box>
            <text:p text:style-name="P28"><text:span text:style-name="T2">Clause</text:span></text:p>
            <text:p text:style-name="P28"><text:span text:style-name="T2">comparator</text:span></text:p>
            <text:p text:style-name="P29"><text:span text:style-name="T2">value</text:span></text:p>
          </draw:text-box>
        </draw:frame>
        <draw:frame draw:style-name="gr2" draw:text-style-name="P15" draw:layer="layout" svg:width="4.2cm" svg:height="2.4cm" svg:x="2.5cm" svg:y="12.714cm">
          <draw:text-box>
            <text:p text:style-name="P28"><text:span text:style-name="T2">Resource</text:span></text:p>
            <text:p text:style-name="P28"><text:span text:style-name="T2">name</text:span></text:p>
            <text:p text:style-name="P29"><text:span text:style-name="T2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8"><text:span text:style-name="T2">Request</text:span></text:p>
            <text:p text:style-name="P28"><text:span text:style-name="T2">objective</text:span></text:p>
          </draw:text-box>
        </draw:frame>
        <draw:frame draw:style-name="gr2" draw:text-style-name="P15" draw:layer="layout" svg:width="4.7cm" svg:height="2.4cm" svg:x="10.2cm" svg:y="11.562cm">
          <draw:text-box>
            <text:p text:style-name="P28"><text:span text:style-name="T2">Property</text:span></text:p>
            <text:p text:style-name="P28"><text:span text:style-name="T2">name, unit, kind</text:span></text:p>
            <text:p text:style-name="P29"><text:span text:style-name="T2">direction, agg</text:span></text:p>
          </draw:text-box>
        </draw:frame>
        <draw:custom-shape draw:style-name="gr3" draw:text-style-name="P5" xml:id="id57" draw:id="id57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59" draw:id="id59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64" draw:id="id64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67" draw:id="id67" draw:layer="layout" svg:width="4.192cm" svg:height="2.356cm" svg:x="21.001cm" svg:y="11.562cm">
          <draw:glue-point draw:id="4" svg:x="-3.093cm" svg:y="5.106cm"/>
          <draw:glue-point draw:id="5" svg:x="2.869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2.362cm" svg:x2="25.193cm" svg:y2="12.362cm">
          <text:p/>
        </draw:line>
        <draw:line draw:style-name="gr4" draw:text-style-name="P6" draw:layer="layout" svg:x1="21.001cm" svg:y1="12.464cm" svg:x2="25.193cm" svg:y2="12.464cm">
          <text:p/>
        </draw:line>
        <draw:line draw:style-name="gr4" draw:text-style-name="P6" draw:layer="layout" svg:x1="2.501cm" svg:y1="13.514cm" svg:x2="6.693cm" svg:y2="13.514cm">
          <text:p/>
        </draw:line>
        <draw:line draw:style-name="gr4" draw:text-style-name="P6" draw:layer="layout" svg:x1="2.501cm" svg:y1="13.616cm" svg:x2="6.693cm" svg:y2="13.616cm">
          <text:p/>
        </draw:line>
        <draw:custom-shape draw:style-name="gr3" draw:text-style-name="P5" xml:id="id60" draw:id="id60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line draw:style-name="gr4" draw:text-style-name="P6" draw:layer="layout" svg:x1="10.2cm" svg:y1="12.376cm" svg:x2="14.9cm" svg:y2="12.376cm">
          <text:p/>
        </draw:line>
        <draw:line draw:style-name="gr4" draw:text-style-name="P6" draw:layer="layout" svg:x1="10.2cm" svg:y1="12.478cm" svg:x2="14.9cm" svg:y2="12.478cm">
          <text:p/>
        </draw:line>
        <draw:custom-shape draw:style-name="gr6" draw:text-style-name="P6" xml:id="id58" draw:id="id58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57" draw:start-glue-point="5" draw:end-shape="id58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57" draw:start-glue-point="4" draw:end-shape="id59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60" draw:start-glue-point="3" draw:end-shape="id57" draw:end-glue-point="1" svg:d="M8601 3078h-1308" svg:viewBox="0 0 1309 1">
          <text:p/>
        </draw:connector>
        <draw:connector draw:style-name="gr9" draw:text-style-name="P5" draw:layer="layout" svg:x1="9.597cm" svg:y1="7.97cm" svg:x2="10.751cm" svg:y2="11.56cm" draw:start-shape="id58" draw:start-glue-point="2" draw:end-shape="id61" draw:end-glue-point="5" svg:d="M9597 7970v1795h1154v1795" svg:viewBox="0 0 1155 3591">
          <text:p/>
        </draw:connector>
        <draw:frame draw:style-name="gr10" draw:text-style-name="P16" draw:layer="layout" svg:width="0.7cm" svg:height="0.562cm" svg:x="10.6cm" svg:y="11.1cm">
          <draw:text-box>
            <text:p text:style-name="P30"><text:span text:style-name="T2">*</text:span></text:p>
          </draw:text-box>
        </draw:frame>
        <draw:connector draw:style-name="gr7" draw:text-style-name="P5" draw:layer="layout" svg:x1="11.693cm" svg:y1="6.792cm" svg:x2="12.901cm" svg:y2="6.792cm" draw:start-shape="id58" draw:start-glue-point="1" draw:end-shape="id62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30"><text:span text:style-name="T2">*</text:span></text:p>
          </draw:text-box>
        </draw:frame>
        <draw:connector draw:style-name="gr7" draw:text-style-name="P5" draw:layer="layout" svg:x1="17.093cm" svg:y1="6.792cm" svg:x2="18.301cm" svg:y2="6.792cm" draw:start-shape="id62" draw:end-shape="id63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30"><text:span text:style-name="T2">*</text:span></text:p>
          </draw:text-box>
        </draw:frame>
        <draw:connector draw:style-name="gr7" draw:text-style-name="P5" draw:layer="layout" svg:x1="22.493cm" svg:y1="6.792cm" svg:x2="23.801cm" svg:y2="6.792cm" draw:start-shape="id63" draw:start-glue-point="1" draw:end-shape="id64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30"><text:span text:style-name="T2">*</text:span></text:p>
          </draw:text-box>
        </draw:frame>
        <draw:connector draw:style-name="gr9" draw:text-style-name="P5" draw:layer="layout" svg:x1="14.997cm" svg:y1="7.97cm" svg:x2="12.55cm" svg:y2="11.56cm" draw:start-shape="id62" draw:start-glue-point="2" draw:end-shape="id61" draw:end-glue-point="0" svg:d="M14997 7970v1795h-2447v1795" svg:viewBox="0 0 2448 3591">
          <text:p/>
        </draw:connector>
        <draw:frame draw:style-name="gr10" draw:text-style-name="P16" draw:layer="layout" svg:width="0.7cm" svg:height="0.562cm" svg:x="12.4cm" svg:y="11.1cm">
          <draw:text-box>
            <text:p text:style-name="P30"><text:span text:style-name="T2">*</text:span></text:p>
          </draw:text-box>
        </draw:frame>
        <draw:connector draw:style-name="gr15" draw:text-style-name="P5" draw:layer="layout" draw:line-skew="-0.976cm" svg:x1="9.2cm" svg:y1="1.1cm" svg:x2="2.501cm" svg:y2="13.878cm" draw:start-shape="id65" draw:start-glue-point="3" draw:end-shape="id66" draw:end-glue-point="3" svg:d="M9200 1100h-8200v12778h1501" svg:viewBox="0 0 8201 12779">
          <text:p/>
        </draw:connector>
        <draw:connector draw:style-name="gr9" draw:text-style-name="P5" draw:layer="layout" svg:x1="25.897cm" svg:y1="7.97cm" svg:x2="23.097cm" svg:y2="11.562cm" draw:start-shape="id64" draw:start-glue-point="2" draw:end-shape="id67" draw:end-glue-point="0" svg:d="M25897 7970v1796h-2800v1796" svg:viewBox="0 0 2801 3593">
          <text:p/>
        </draw:connector>
        <draw:frame draw:style-name="gr10" draw:text-style-name="P16" draw:layer="layout" svg:width="0.7cm" svg:height="0.562cm" svg:x="22.503cm" svg:y="11.1cm">
          <draw:text-box>
            <text:p text:style-name="P30"><text:span text:style-name="T2">*</text:span></text:p>
          </draw:text-box>
        </draw:frame>
        <draw:connector draw:style-name="gr12" draw:text-style-name="P5" draw:layer="layout" svg:x1="21.001cm" svg:y1="12.74cm" svg:x2="14.9cm" svg:y2="12.74cm" draw:start-shape="id67" draw:start-glue-point="3" draw:end-shape="id61" svg:d="M21001 12740h-6101" svg:viewBox="0 0 6102 1">
          <text:p/>
        </draw:connector>
        <draw:frame draw:style-name="gr16" draw:text-style-name="P14" draw:layer="layout" svg:width="3.474cm" svg:height="0.886cm" svg:x="16.526cm" svg:y="12.714cm">
          <draw:text-box>
            <text:p text:style-name="P27"><text:span text:style-name="T2">return-type</text:span></text:p>
          </draw:text-box>
        </draw:frame>
        <draw:connector draw:style-name="gr9" draw:text-style-name="P5" draw:layer="layout" svg:x1="4.597cm" svg:y1="7.97cm" svg:x2="4.597cm" svg:y2="12.7cm" draw:start-shape="id59" draw:start-glue-point="2" draw:end-shape="id66" draw:end-glue-point="0" svg:d="M4597 7970v4730" svg:viewBox="0 0 1 4731">
          <text:p/>
        </draw:connector>
        <draw:frame draw:style-name="gr10" draw:text-style-name="P16" draw:layer="layout" svg:width="0.7cm" svg:height="0.562cm" svg:x="1.9cm" svg:y="13.252cm">
          <draw:text-box>
            <text:p text:style-name="P30"><text:span text:style-name="T2">*</text:span></text:p>
          </draw:text-box>
        </draw:frame>
        <draw:connector draw:style-name="gr18" draw:text-style-name="P5" draw:layer="layout" svg:x1="6.693cm" svg:y1="13.101cm" svg:x2="10.2cm" svg:y2="13.097cm" draw:start-shape="id66" draw:start-glue-point="8" draw:end-shape="id61" draw:end-glue-point="7" svg:d="M6693 13101h1754v-4h1753" svg:viewBox="0 0 3508 5">
          <text:p/>
        </draw:connector>
        <draw:frame draw:style-name="gr10" draw:text-style-name="P16" draw:layer="layout" svg:width="0.7cm" svg:height="0.562cm" svg:x="9.6cm" svg:y="12.638cm">
          <draw:text-box>
            <text:p text:style-name="P30"><text:span text:style-name="T2">*</text:span></text:p>
          </draw:text-box>
        </draw:frame>
        <draw:connector draw:style-name="gr9" draw:text-style-name="P5" draw:layer="layout" draw:line-skew="0.219cm" svg:x1="5.799cm" svg:y1="15.056cm" svg:x2="3.101cm" svg:y2="15.056cm" draw:start-shape="id66" draw:start-glue-point="6" draw:end-shape="id66" draw:end-glue-point="7" svg:d="M5799 15056v744h-2698v-744" svg:viewBox="0 0 2699 745">
          <text:p/>
        </draw:connector>
        <draw:frame draw:style-name="gr10" draw:text-style-name="P16" draw:layer="layout" svg:width="0.7cm" svg:height="0.562cm" svg:x="2.5cm" svg:y="15.014cm">
          <draw:text-box>
            <text:p text:style-name="P30"><text:span text:style-name="T2">*</text:span></text:p>
          </draw:text-box>
        </draw:frame>
        <draw:frame draw:style-name="gr19" draw:text-style-name="P14" draw:layer="layout" svg:width="4.071cm" svg:height="0.886cm" svg:x="5.729cm" svg:y="15.114cm">
          <draw:text-box>
            <text:p text:style-name="P27"><text:span text:style-name="T2">SubResources</text:span></text:p>
          </draw:text-box>
        </draw:frame>
        <draw:frame draw:style-name="gr19" draw:text-style-name="P14" draw:layer="layout" svg:width="4.071cm" svg:height="0.886cm" draw:transform="rotate (-1.5707963267949) translate (5.5cm 8.428cm)">
          <draw:text-box>
            <text:p text:style-name="P27"><text:span text:style-name="T2">SubResources</text:span></text:p>
          </draw:text-box>
        </draw:frame>
        <draw:frame draw:style-name="gr20" draw:text-style-name="P17" draw:layer="layout" svg:width="3.757cm" svg:height="0.886cm" draw:transform="rotate (-1.5707963267949) translate (1.9cm 1.143cm)">
          <draw:text-box>
            <text:p text:style-name="P27"><text:span text:style-name="T7">deployed-on</text:span></text:p>
          </draw:text-box>
        </draw:frame>
        <draw:connector draw:style-name="gr9" draw:text-style-name="P5" draw:layer="layout" svg:x1="6.693cm" svg:y1="14.499cm" svg:x2="21.801cm" svg:y2="13.918cm" draw:start-shape="id66" draw:start-glue-point="9" draw:end-shape="id67" draw:end-glue-point="4" svg:d="M6693 14499h15108v-581" svg:viewBox="0 0 15109 582">
          <text:p/>
        </draw:connector>
        <draw:frame draw:style-name="gr10" draw:text-style-name="P16" draw:layer="layout" svg:width="0.7cm" svg:height="0.562cm" svg:x="21.2cm" svg:y="13.848cm">
          <draw:text-box>
            <text:p text:style-name="P30"><text:span text:style-name="T2">*</text:span></text:p>
          </draw:text-box>
        </draw:frame>
        <draw:connector draw:style-name="gr21" draw:text-style-name="P5" draw:layer="layout" draw:line-skew="0.605cm" svg:x1="20.397cm" svg:y1="7.97cm" svg:x2="16.599cm" svg:y2="7.97cm" draw:start-shape="id63" draw:end-shape="id62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29"><text:span text:style-name="T2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30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60" draw:end-shape="id62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 text:style-name="P27"><text:span text:style-name="T2">target</text:span></text:p>
          </draw:text-box>
        </draw:frame>
        <draw:connector draw:style-name="gr9" draw:text-style-name="P5" draw:layer="layout" draw:line-skew="-2.697cm" svg:x1="12.793cm" svg:y1="3.078cm" svg:x2="20.2cm" svg:y2="3.081cm" draw:start-shape="id60" draw:start-glue-point="1" draw:end-shape="id68" draw:end-glue-point="3" svg:d="M12793 3078h1007v3h6400" svg:viewBox="0 0 7408 4">
          <text:p/>
        </draw:connector>
        <draw:frame draw:style-name="gr10" draw:text-style-name="P16" draw:layer="layout" svg:width="0.7cm" svg:height="0.562cm" svg:x="23.7cm" svg:y="13.85cm">
          <draw:text-box>
            <text:p text:style-name="P30"><text:span text:style-name="T2">*</text:span></text:p>
          </draw:text-box>
        </draw:frame>
        <draw:frame draw:style-name="gr24" draw:text-style-name="P14" draw:layer="layout" svg:width="3.402cm" svg:height="0.886cm" svg:x="25.298cm" svg:y="3.1cm">
          <draw:text-box>
            <text:p text:style-name="P27"><text:span text:style-name="T2">Constraints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31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31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31"><text:span text:style-name="T5">1</text:span></text:p>
          </draw:text-box>
        </draw:frame>
        <draw:custom-shape draw:style-name="gr40" draw:text-style-name="P5" draw:layer="layout" svg:width="14.4cm" svg:height="0.9cm" svg:x="13.9cm" svg:y="15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24.1cm" svg:y1="15.4cm" svg:x2="25.4cm" svg:y2="15.4cm" svg:d="M24100 15400h1300" svg:viewBox="0 0 1301 1">
          <text:p/>
        </draw:connector>
        <draw:connector draw:style-name="gr7" draw:text-style-name="P5" draw:layer="layout" svg:x1="14.1cm" svg:y1="15.34cm" svg:x2="15.4cm" svg:y2="15.34cm" svg:d="M14100 15340h1300" svg:viewBox="0 0 1301 1">
          <text:p/>
        </draw:connector>
        <draw:frame draw:style-name="gr10" draw:text-style-name="P16" draw:layer="layout" svg:width="0.577cm" svg:height="0.562cm" svg:x="14.83cm" svg:y="15.2cm">
          <draw:text-box>
            <text:p text:style-name="P30"><text:span text:style-name="T6">n</text:span></text:p>
          </draw:text-box>
        </draw:frame>
        <draw:connector draw:style-name="gr12" draw:text-style-name="P5" draw:layer="layout" svg:x1="20.282cm" svg:y1="15.401cm" svg:x2="21.582cm" svg:y2="15.4cm" svg:d="M20282 15401h650v-1h650" svg:viewBox="0 0 1301 2">
          <text:p/>
        </draw:connector>
        <draw:frame draw:style-name="gr10" draw:text-style-name="P12" draw:layer="layout" svg:width="0.7cm" svg:height="0.562cm" svg:x="24.8cm" svg:y="15.4cm">
          <draw:text-box>
            <text:p text:style-name="P32"><text:span text:style-name="T6">*</text:span></text:p>
          </draw:text-box>
        </draw:frame>
        <draw:connector draw:style-name="gr27" draw:text-style-name="P5" draw:layer="layout" draw:line-skew="-2.257cm" svg:x1="13.8cm" svg:y1="1.1cm" svg:x2="20.397cm" svg:y2="5.614cm" draw:start-shape="id65" draw:start-glue-point="1" draw:end-shape="id63" draw:end-glue-point="0" svg:d="M13800 1100h6597v4514" svg:viewBox="0 0 6598 4515">
          <text:p/>
        </draw:connector>
        <draw:circle draw:style-name="gr28" draw:text-style-name="P5" xml:id="id68" draw:id="id68" draw:layer="layout" svg:width="0.4cm" svg:height="0.4cm" svg:x="20.2cm" svg:y="2.881cm" draw:kind="arc" draw:start-angle="179.7" draw:end-angle="0.4">
          <text:p/>
        </draw:circle>
        <draw:connector draw:style-name="gr27" draw:text-style-name="P5" draw:layer="layout" draw:line-skew="2.982cm 0.057cm" svg:x1="20.6cm" svg:y1="3.081cm" svg:x2="24.299cm" svg:y2="13.918cm" draw:start-shape="id68" draw:start-glue-point="1" draw:end-shape="id67" draw:end-glue-point="5" svg:d="M20600 3081h8100v11419h-4401v-582" svg:viewBox="0 0 8101 11420">
          <text:p/>
        </draw:connector>
        <draw:line draw:style-name="gr4" draw:text-style-name="P6" xml:id="id65" draw:id="id65" draw:layer="layout" svg:x1="9.2cm" svg:y1="1.1cm" svg:x2="13.8cm" svg:y2="1.1cm">
          <text:p/>
        </draw:line>
        <draw:custom-shape draw:style-name="gr41" draw:text-style-name="P5" xml:id="id61" draw:id="id61" draw:layer="layout" svg:width="4.7cm" svg:height="2.36cm" svg:x="10.2cm" svg:y="11.56cm">
          <draw:glue-point draw:id="4" svg:x="5cm" svg:y="-2.833cm"/>
          <draw:glue-point draw:id="5" svg:x="-3.829cm" svg:y="-5cm"/>
          <draw:glue-point draw:id="6" svg:x="-5cm" svg:y="-3.666cm"/>
          <draw:glue-point draw:id="7" svg:x="-5cm" svg:y="1.51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62" draw:id="id62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3" draw:id="id63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6" draw:id="id66" draw:layer="layout" svg:width="4.192cm" svg:height="2.356cm" svg:x="2.501cm" svg:y="12.7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linecap="butt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04:07.433107574</meta:creation-date>
    <dc:date>2015-10-06T13:11:58.743448289</dc:date>
    <meta:editing-duration>PT12H17M45S</meta:editing-duration>
    <meta:editing-cycles>71</meta:editing-cycles>
    <meta:generator>LibreOffice/4.4.5.2$Linux_X86_64 LibreOffice_project/40$Build-2</meta:generator>
    <dc:creator>René Schöne</dc:creator>
    <meta:document-statistic meta:object-count="485"/>
  </office:meta>
</office:document-meta>
</file>